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font-name="Courier New" style:font-name-asian="Courier New" style:font-name-complex="Courier New"/>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font-name="Courier New" style:font-name-asian="Courier New" style:font-name-complex="Courier New"/>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font-name="Courier New" style:font-name-asian="Courier New" style:font-name-complex="Courier New"/>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font-name="Courier New" style:font-name-asian="Courier New" style:font-name-complex="Courier New"/>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fo:font-style="italic" style:font-style-asian="italic" style:font-style-complex="italic"/>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fo:font-weight="bold" style:font-weight-asian="bold" style:font-weight-complex="bold"/>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style="italic" style:font-style-asian="italic" style:font-style-complex="italic"/>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fo:font-weight="bold" style:font-weight-asian="bold" style:font-weight-complex="bold"/>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style="italic" style:font-style-asian="italic" style:font-style-complex="italic"/>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font-name="Courier New" style:font-name-asian="Courier New" style:font-name-complex="Courier New"/>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fo:font-weight="bold" style:font-weight-asian="bold" style:font-weight-complex="bold"/>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style="italic" style:font-style-asian="italic" style:font-style-complex="italic"/>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style="italic" style:font-style-asian="italic" style:font-style-complex="italic"/>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style:font-name="Courier New" style:font-name-asian="Courier New" style:font-name-complex="Courier New"/>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fo:font-style="italic" style:font-style-asian="italic" style:font-style-complex="italic"/>
    </style:style>
    <style:style style:name="T569" style:family="text">
      <style:text-properties style:font-name="Courier New" style:font-name-asian="Courier New" style:font-name-complex="Courier New"/>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style:font-name="Courier New" style:font-name-asian="Courier New" style:font-name-complex="Courier New"/>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style:font-name="Courier New" style:font-name-asian="Courier New" style:font-name-complex="Courier New"/>
    </style:style>
    <style:style style:name="T607" style:family="text">
      <style:text-properties style:font-name="Courier New" style:font-name-asian="Courier New" style:font-name-complex="Courier New"/>
    </style:style>
    <style:style style:name="T608" style:family="text">
      <style:text-properties style:font-name="Courier New" style:font-name-asian="Courier New" style:font-name-complex="Courier New"/>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font-name="Courier New" style:font-name-asian="Courier New" style:font-name-complex="Courier New"/>
    </style:style>
    <style:style style:name="T613" style:family="text">
      <style:text-properties style:font-name="Courier New" style:font-name-asian="Courier New" style:font-name-complex="Courier New"/>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style:font-name="Courier New" style:font-name-asian="Courier New" style:font-name-complex="Courier New"/>
    </style:style>
    <style:style style:name="T618" style:family="text">
      <style:text-properties style:font-name="Courier New" style:font-name-asian="Courier New" style:font-name-complex="Courier New"/>
    </style:style>
    <style:style style:name="T619" style:family="text">
      <style:text-properties style:font-name="Courier New" style:font-name-asian="Courier New" style:font-name-complex="Courier New"/>
    </style:style>
    <style:style style:name="T620" style:family="text">
      <style:text-properties style:font-name="Courier New" style:font-name-asian="Courier New" style:font-name-complex="Courier New"/>
    </style:style>
    <style:style style:name="T621" style:family="text">
      <style:text-properties style:font-name="Courier New" style:font-name-asian="Courier New" style:font-name-complex="Courier New"/>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style:font-name="Courier New" style:font-name-asian="Courier New" style:font-name-complex="Courier New"/>
    </style:style>
    <style:style style:name="T625" style:family="text">
      <style:text-properties style:font-name="Courier New" style:font-name-asian="Courier New" style:font-name-complex="Courier New"/>
    </style:style>
    <style:style style:name="T626" style:family="text">
      <style:text-properties style:font-name="Courier New" style:font-name-asian="Courier New" style:font-name-complex="Courier New"/>
    </style:style>
    <style:style style:name="T627" style:family="text">
      <style:text-properties style:font-name="Courier New" style:font-name-asian="Courier New" style:font-name-complex="Courier New"/>
    </style:style>
    <style:style style:name="T628" style:family="text">
      <style:text-properties style:font-name="Courier New" style:font-name-asian="Courier New" style:font-name-complex="Courier New"/>
    </style:style>
    <style:style style:name="T629" style:family="text">
      <style:text-properties style:font-name="Courier New" style:font-name-asian="Courier New" style:font-name-complex="Courier New"/>
    </style:style>
    <style:style style:name="T630" style:family="text">
      <style:text-properties style:font-name="Courier New" style:font-name-asian="Courier New" style:font-name-complex="Courier New"/>
    </style:style>
    <style:style style:name="T631" style:family="text">
      <style:text-properties style:font-name="Courier New" style:font-name-asian="Courier New" style:font-name-complex="Courier New"/>
    </style:style>
    <style:style style:name="T632" style:family="text">
      <style:text-properties style:font-name="Courier New" style:font-name-asian="Courier New" style:font-name-complex="Courier New"/>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style="italic" style:font-style-asian="italic" style:font-style-complex="italic"/>
    </style:style>
    <style:style style:name="T637" style:family="text">
      <style:text-properties style:font-name="Courier New" style:font-name-asian="Courier New" style:font-name-complex="Courier New"/>
    </style:style>
    <style:style style:name="T638" style:family="text">
      <style:text-properties style:font-name="Courier New" style:font-name-asian="Courier New" style:font-name-complex="Courier New"/>
    </style:style>
    <style:style style:name="T639" style:family="text">
      <style:text-properties style:font-name="Courier New" style:font-name-asian="Courier New" style:font-name-complex="Courier New"/>
    </style:style>
    <style:style style:name="T640" style:family="text">
      <style:text-properties style:font-name="Courier New" style:font-name-asian="Courier New" style:font-name-complex="Courier New"/>
    </style:style>
    <style:style style:name="T641" style:family="text">
      <style:text-properties style:font-name="Courier New" style:font-name-asian="Courier New" style:font-name-complex="Courier New"/>
    </style:style>
    <style:style style:name="T642" style:family="text">
      <style:text-properties style:font-name="Courier New" style:font-name-asian="Courier New" style:font-name-complex="Courier New"/>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style:font-name="Courier New" style:font-name-asian="Courier New" style:font-name-complex="Courier New"/>
    </style:style>
    <style:style style:name="T646" style:family="text">
      <style:text-properties style:font-name="Courier New" style:font-name-asian="Courier New" style:font-name-complex="Courier New"/>
    </style:style>
    <style:style style:name="T647" style:family="text">
      <style:text-properties style:font-name="Courier New" style:font-name-asian="Courier New" style:font-name-complex="Courier New"/>
    </style:style>
    <style:style style:name="T648" style:family="text">
      <style:text-properties style:font-name="Courier New" style:font-name-asian="Courier New" style:font-name-complex="Courier New"/>
    </style:style>
    <style:style style:name="T649" style:family="text">
      <style:text-properties style:font-name="Courier New" style:font-name-asian="Courier New" style:font-name-complex="Courier New"/>
    </style:style>
    <style:style style:name="T650" style:family="text">
      <style:text-properties style:font-name="Courier New" style:font-name-asian="Courier New" style:font-name-complex="Courier New"/>
    </style:style>
    <style:style style:name="T651" style:family="text">
      <style:text-properties style:font-name="Courier New" style:font-name-asian="Courier New" style:font-name-complex="Courier New"/>
    </style:style>
    <style:style style:name="T652" style:family="text">
      <style:text-properties style:font-name="Courier New" style:font-name-asian="Courier New" style:font-name-complex="Courier New"/>
    </style:style>
    <style:style style:name="T653" style:family="text">
      <style:text-properties style:font-name="Courier New" style:font-name-asian="Courier New" style:font-name-complex="Courier New"/>
    </style:style>
    <style:style style:name="T654" style:family="text">
      <style:text-properties style:font-name="Courier New" style:font-name-asian="Courier New" style:font-name-complex="Courier New"/>
    </style:style>
    <style:style style:name="T655" style:family="text">
      <style:text-properties style:font-name="Courier New" style:font-name-asian="Courier New" style:font-name-complex="Courier New"/>
    </style:style>
    <style:style style:name="T656" style:family="text">
      <style:text-properties style:font-name="Courier New" style:font-name-asian="Courier New" style:font-name-complex="Courier New"/>
    </style:style>
    <style:style style:name="T657" style:family="text">
      <style:text-properties style:font-name="Courier New" style:font-name-asian="Courier New" style:font-name-complex="Courier New"/>
    </style:style>
    <style:style style:name="T658" style:family="text">
      <style:text-properties style:font-name="Courier New" style:font-name-asian="Courier New" style:font-name-complex="Courier New"/>
    </style:style>
    <style:style style:name="T659" style:family="text">
      <style:text-properties style:font-name="Courier New" style:font-name-asian="Courier New" style:font-name-complex="Courier New"/>
    </style:style>
    <style:style style:name="T660" style:family="text">
      <style:text-properties style:font-name="Courier New" style:font-name-asian="Courier New" style:font-name-complex="Courier New"/>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font-name="Courier New" style:font-name-asian="Courier New" style:font-name-complex="Courier New"/>
    </style:style>
    <style:style style:name="T665" style:family="text">
      <style:text-properties style:font-name="Courier New" style:font-name-asian="Courier New" style:font-name-complex="Courier New"/>
    </style:style>
    <style:style style:name="T666" style:family="text">
      <style:text-properties style:font-name="Courier New" style:font-name-asian="Courier New" style:font-name-complex="Courier New"/>
    </style:style>
    <style:style style:name="T667" style:family="text">
      <style:text-properties style:font-name="Courier New" style:font-name-asian="Courier New" style:font-name-complex="Courier New"/>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style:font-name="Courier New" style:font-name-asian="Courier New" style:font-name-complex="Courier New"/>
    </style:style>
    <style:style style:name="T672" style:family="text">
      <style:text-properties style:font-name="Courier New" style:font-name-asian="Courier New" style:font-name-complex="Courier New"/>
    </style:style>
    <style:style style:name="T673" style:family="text">
      <style:text-properties style:font-name="Courier New" style:font-name-asian="Courier New" style:font-name-complex="Courier New"/>
    </style:style>
    <style:style style:name="T674" style:family="text">
      <style:text-properties style:font-name="Courier New" style:font-name-asian="Courier New" style:font-name-complex="Courier New"/>
    </style:style>
    <style:style style:name="T675" style:family="text">
      <style:text-properties style:font-name="Courier New" style:font-name-asian="Courier New" style:font-name-complex="Courier New"/>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font-name="Courier New" style:font-name-asian="Courier New" style:font-name-complex="Courier New"/>
    </style:style>
    <style:style style:name="T680" style:family="text">
      <style:text-properties style:font-name="Courier New" style:font-name-asian="Courier New" style:font-name-complex="Courier New"/>
    </style:style>
    <style:style style:name="T681" style:family="text">
      <style:text-properties style:font-name="Courier New" style:font-name-asian="Courier New" style:font-name-complex="Courier New"/>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style:font-name="Courier New" style:font-name-asian="Courier New" style:font-name-complex="Courier New"/>
    </style:style>
    <style:style style:name="T686" style:family="text">
      <style:text-properties style:font-name="Courier New" style:font-name-asian="Courier New" style:font-name-complex="Courier New"/>
    </style:style>
    <style:style style:name="T687" style:family="text">
      <style:text-properties style:font-name="Courier New" style:font-name-asian="Courier New" style:font-name-complex="Courier New"/>
    </style:style>
    <style:style style:name="T688" style:family="text">
      <style:text-properties style:font-name="Courier New" style:font-name-asian="Courier New" style:font-name-complex="Courier New"/>
    </style:style>
    <style:style style:name="T689" style:family="text">
      <style:text-properties style:font-name="Courier New" style:font-name-asian="Courier New" style:font-name-complex="Courier New"/>
    </style:style>
    <style:style style:name="T690" style:family="text">
      <style:text-properties style:font-name="Courier New" style:font-name-asian="Courier New" style:font-name-complex="Courier New"/>
    </style:style>
    <style:style style:name="T691" style:family="text">
      <style:text-properties style:font-name="Courier New" style:font-name-asian="Courier New" style:font-name-complex="Courier New"/>
    </style:style>
    <style:style style:name="T692" style:family="text">
      <style:text-properties style:font-name="Courier New" style:font-name-asian="Courier New" style:font-name-complex="Courier New"/>
    </style:style>
    <style:style style:name="T693" style:family="text">
      <style:text-properties style:font-name="Courier New" style:font-name-asian="Courier New" style:font-name-complex="Courier New"/>
    </style:style>
    <style:style style:name="T694" style:family="text">
      <style:text-properties style:font-name="Courier New" style:font-name-asian="Courier New" style:font-name-complex="Courier New"/>
    </style:style>
    <style:style style:name="T695" style:family="text">
      <style:text-properties style:font-name="Courier New" style:font-name-asian="Courier New" style:font-name-complex="Courier New"/>
    </style:style>
    <style:style style:name="T696" style:family="text">
      <style:text-properties style:font-name="Courier New" style:font-name-asian="Courier New" style:font-name-complex="Courier New"/>
    </style:style>
    <style:style style:name="T697" style:family="text">
      <style:text-properties style:font-name="Courier New" style:font-name-asian="Courier New" style:font-name-complex="Courier New"/>
    </style:style>
    <style:style style:name="T698" style:family="text">
      <style:text-properties style:font-name="Courier New" style:font-name-asian="Courier New" style:font-name-complex="Courier New"/>
    </style:style>
    <style:style style:name="T699" style:family="text">
      <style:text-properties style:font-name="Courier New" style:font-name-asian="Courier New" style:font-name-complex="Courier New"/>
    </style:style>
    <style:style style:name="T700" style:family="text">
      <style:text-properties style:font-name="Courier New" style:font-name-asian="Courier New" style:font-name-complex="Courier New"/>
    </style:style>
    <style:style style:name="T701" style:family="text">
      <style:text-properties style:font-name="Courier New" style:font-name-asian="Courier New" style:font-name-complex="Courier New"/>
    </style:style>
    <style:style style:name="T702" style:family="text">
      <style:text-properties style:font-name="Courier New" style:font-name-asian="Courier New" style:font-name-complex="Courier New"/>
    </style:style>
    <style:style style:name="T703" style:family="text">
      <style:text-properties style:font-name="Courier New" style:font-name-asian="Courier New" style:font-name-complex="Courier New"/>
    </style:style>
    <style:style style:name="T704" style:family="text">
      <style:text-properties style:font-name="Courier New" style:font-name-asian="Courier New" style:font-name-complex="Courier New"/>
    </style:style>
    <style:style style:name="T705" style:family="text">
      <style:text-properties style:font-name="Courier New" style:font-name-asian="Courier New" style:font-name-complex="Courier New"/>
    </style:style>
    <style:style style:name="T706" style:family="text">
      <style:text-properties style:font-name="Courier New" style:font-name-asian="Courier New" style:font-name-complex="Courier New"/>
    </style:style>
    <style:style style:name="T707" style:family="text">
      <style:text-properties style:font-name="Courier New" style:font-name-asian="Courier New" style:font-name-complex="Courier New"/>
    </style:style>
    <style:style style:name="T708" style:family="text">
      <style:text-properties style:font-name="Courier New" style:font-name-asian="Courier New" style:font-name-complex="Courier New"/>
    </style:style>
    <style:style style:name="T709" style:family="text">
      <style:text-properties style:font-name="Courier New" style:font-name-asian="Courier New" style:font-name-complex="Courier New"/>
    </style:style>
    <style:style style:name="T710" style:family="text">
      <style:text-properties style:font-name="Courier New" style:font-name-asian="Courier New" style:font-name-complex="Courier New"/>
    </style:style>
    <style:style style:name="T711" style:family="text">
      <style:text-properties style:font-name="Courier New" style:font-name-asian="Courier New" style:font-name-complex="Courier New"/>
    </style:style>
    <style:style style:name="T712" style:family="text">
      <style:text-properties style:font-name="Courier New" style:font-name-asian="Courier New" style:font-name-complex="Courier New"/>
    </style:style>
    <style:style style:name="T713" style:family="text">
      <style:text-properties style:font-name="Courier New" style:font-name-asian="Courier New" style:font-name-complex="Courier New"/>
    </style:style>
    <style:style style:name="T714" style:family="text">
      <style:text-properties style:font-name="Courier New" style:font-name-asian="Courier New" style:font-name-complex="Courier New"/>
    </style:style>
    <style:style style:name="T715" style:family="text">
      <style:text-properties style:font-name="Courier New" style:font-name-asian="Courier New" style:font-name-complex="Courier New"/>
    </style:style>
    <style:style style:name="T716" style:family="text">
      <style:text-properties style:font-name="Courier New" style:font-name-asian="Courier New" style:font-name-complex="Courier New"/>
    </style:style>
    <style:style style:name="T717" style:family="text">
      <style:text-properties style:font-name="Courier New" style:font-name-asian="Courier New" style:font-name-complex="Courier New"/>
    </style:style>
    <style:style style:name="T718" style:family="text">
      <style:text-properties style:font-name="Courier New" style:font-name-asian="Courier New" style:font-name-complex="Courier New"/>
    </style:style>
    <style:style style:name="T719" style:family="text">
      <style:text-properties style:font-name="Courier New" style:font-name-asian="Courier New" style:font-name-complex="Courier New"/>
    </style:style>
    <style:style style:name="T720" style:family="text">
      <style:text-properties style:font-name="Courier New" style:font-name-asian="Courier New" style:font-name-complex="Courier New"/>
    </style:style>
    <style:style style:name="T721" style:family="text">
      <style:text-properties style:font-name="Courier New" style:font-name-asian="Courier New" style:font-name-complex="Courier New"/>
    </style:style>
    <style:style style:name="T722" style:family="text">
      <style:text-properties style:font-name="Courier New" style:font-name-asian="Courier New" style:font-name-complex="Courier New"/>
    </style:style>
    <style:style style:name="T723" style:family="text">
      <style:text-properties style:font-name="Courier New" style:font-name-asian="Courier New" style:font-name-complex="Courier New"/>
    </style:style>
    <style:style style:name="T724" style:family="text">
      <style:text-properties style:font-name="Courier New" style:font-name-asian="Courier New" style:font-name-complex="Courier New"/>
    </style:style>
    <style:style style:name="T725" style:family="text">
      <style:text-properties style:font-name="Courier New" style:font-name-asian="Courier New" style:font-name-complex="Courier New"/>
    </style:style>
    <style:style style:name="T726" style:family="text">
      <style:text-properties style:font-name="Courier New" style:font-name-asian="Courier New" style:font-name-complex="Courier New"/>
    </style:style>
    <style:style style:name="T727" style:family="text">
      <style:text-properties style:font-name="Courier New" style:font-name-asian="Courier New" style:font-name-complex="Courier New"/>
    </style:style>
    <style:style style:name="T728" style:family="text">
      <style:text-properties style:font-name="Courier New" style:font-name-asian="Courier New" style:font-name-complex="Courier New"/>
    </style:style>
    <style:style style:name="T729" style:family="text">
      <style:text-properties style:font-name="Courier New" style:font-name-asian="Courier New" style:font-name-complex="Courier New"/>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font-name="Courier New" style:font-name-asian="Courier New" style:font-name-complex="Courier New"/>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style:font-name="Courier New" style:font-name-asian="Courier New" style:font-name-complex="Courier New"/>
    </style:style>
    <style:style style:name="T738" style:family="text">
      <style:text-properties fo:font-style="italic" style:font-style-asian="italic" style:font-style-complex="italic"/>
    </style:style>
    <style:style style:name="T739" style:family="text">
      <style:text-properties style:font-name="Courier New" style:font-name-asian="Courier New" style:font-name-complex="Courier New"/>
    </style:style>
    <style:style style:name="T740" style:family="text">
      <style:text-properties style:font-name="Courier New" style:font-name-asian="Courier New" style:font-name-complex="Courier New"/>
    </style:style>
    <style:style style:name="T741" style:family="text">
      <style:text-properties style:font-name="Courier New" style:font-name-asian="Courier New" style:font-name-complex="Courier New"/>
    </style:style>
    <style:style style:name="T742" style:family="text">
      <style:text-properties style:font-name="Courier New" style:font-name-asian="Courier New" style:font-name-complex="Courier New"/>
    </style:style>
    <style:style style:name="T743" style:family="text">
      <style:text-properties style:font-name="Courier New" style:font-name-asian="Courier New" style:font-name-complex="Courier New"/>
    </style:style>
    <style:style style:name="T744" style:family="text">
      <style:text-properties style:font-name="Courier New" style:font-name-asian="Courier New" style:font-name-complex="Courier New"/>
    </style:style>
    <style:style style:name="T745" style:family="text">
      <style:text-properties style:font-name="Courier New" style:font-name-asian="Courier New" style:font-name-complex="Courier New"/>
    </style:style>
    <style:style style:name="T746" style:family="text">
      <style:text-properties style:font-name="Courier New" style:font-name-asian="Courier New" style:font-name-complex="Courier New"/>
    </style:style>
    <style:style style:name="T747" style:family="text">
      <style:text-properties style:font-name="Courier New" style:font-name-asian="Courier New" style:font-name-complex="Courier New"/>
    </style:style>
    <style:style style:name="T748" style:family="text">
      <style:text-properties style:font-name="Courier New" style:font-name-asian="Courier New" style:font-name-complex="Courier New"/>
    </style:style>
    <style:style style:name="T749" style:family="text">
      <style:text-properties style:font-name="Courier New" style:font-name-asian="Courier New" style:font-name-complex="Courier New"/>
    </style:style>
    <style:style style:name="T750" style:family="text">
      <style:text-properties fo:font-weight="bold" style:font-weight-asian="bold" style:font-weight-complex="bold"/>
    </style:style>
    <style:style style:name="T751" style:family="text">
      <style:text-properties style:font-name="Courier New" style:font-name-asian="Courier New" style:font-name-complex="Courier New"/>
    </style:style>
    <style:style style:name="T752" style:family="text">
      <style:text-properties style:font-name="Courier New" style:font-name-asian="Courier New" style:font-name-complex="Courier New"/>
    </style:style>
    <style:style style:name="T753" style:family="text">
      <style:text-properties style:font-name="Courier New" style:font-name-asian="Courier New" style:font-name-complex="Courier New"/>
    </style:style>
    <style:style style:name="T754" style:family="text">
      <style:text-properties style:font-name="Courier New" style:font-name-asian="Courier New" style:font-name-complex="Courier New"/>
    </style:style>
    <style:style style:name="T755" style:family="text">
      <style:text-properties style:font-name="Courier New" style:font-name-asian="Courier New" style:font-name-complex="Courier New"/>
    </style:style>
    <style:style style:name="T756" style:family="text">
      <style:text-properties style:font-name="Courier New" style:font-name-asian="Courier New" style:font-name-complex="Courier New"/>
    </style:style>
    <style:style style:name="T757" style:family="text">
      <style:text-properties style:font-name="Courier New" style:font-name-asian="Courier New" style:font-name-complex="Courier New"/>
    </style:style>
    <style:style style:name="T758" style:family="text">
      <style:text-properties fo:font-weight="bold" style:font-weight-asian="bold" style:font-weight-complex="bold"/>
    </style:style>
    <style:style style:name="T759" style:family="text">
      <style:text-properties style:font-name="Courier New" style:font-name-asian="Courier New" style:font-name-complex="Courier New"/>
    </style:style>
    <style:style style:name="T760" style:family="text">
      <style:text-properties style:font-name="Courier New" style:font-name-asian="Courier New" style:font-name-complex="Courier New"/>
    </style:style>
    <style:style style:name="T761" style:family="text">
      <style:text-properties style:font-name="Courier New" style:font-name-asian="Courier New" style:font-name-complex="Courier New"/>
    </style:style>
    <style:style style:name="T762" style:family="text">
      <style:text-properties style:font-name="Courier New" style:font-name-asian="Courier New" style:font-name-complex="Courier New"/>
    </style:style>
    <style:style style:name="T763" style:family="text">
      <style:text-properties style:font-name="Courier New" style:font-name-asian="Courier New" style:font-name-complex="Courier New"/>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font-name="Courier New" style:font-name-asian="Courier New" style:font-name-complex="Courier New"/>
    </style:style>
    <style:style style:name="T768" style:family="text">
      <style:text-properties style:font-name="Courier New" style:font-name-asian="Courier New" style:font-name-complex="Courier New"/>
    </style:style>
    <style:style style:name="T769" style:family="text">
      <style:text-properties style:font-name="Courier New" style:font-name-asian="Courier New" style:font-name-complex="Courier New"/>
    </style:style>
    <style:style style:name="T770" style:family="text">
      <style:text-properties style:font-name="Courier New" style:font-name-asian="Courier New" style:font-name-complex="Courier New"/>
    </style:style>
    <style:style style:name="T771" style:family="text">
      <style:text-properties style:font-name="Courier New" style:font-name-asian="Courier New" style:font-name-complex="Courier New"/>
    </style:style>
    <style:style style:name="T772" style:family="text">
      <style:text-properties style:font-name="Courier New" style:font-name-asian="Courier New" style:font-name-complex="Courier New"/>
    </style:style>
    <style:style style:name="T773" style:family="text">
      <style:text-properties style:font-name="Courier New" style:font-name-asian="Courier New" style:font-name-complex="Courier New"/>
    </style:style>
    <style:style style:name="T774" style:family="text">
      <style:text-properties style:font-name="Courier New" style:font-name-asian="Courier New" style:font-name-complex="Courier New"/>
    </style:style>
    <style:style style:name="T775" style:family="text">
      <style:text-properties style:font-name="Courier New" style:font-name-asian="Courier New" style:font-name-complex="Courier New"/>
    </style:style>
    <style:style style:name="T776" style:family="text">
      <style:text-properties style:font-name="Courier New" style:font-name-asian="Courier New" style:font-name-complex="Courier New"/>
    </style:style>
    <style:style style:name="T777" style:family="text">
      <style:text-properties style:font-name="Courier New" style:font-name-asian="Courier New" style:font-name-complex="Courier New"/>
    </style:style>
    <style:style style:name="T778" style:family="text">
      <style:text-properties style:font-name="Courier New" style:font-name-asian="Courier New" style:font-name-complex="Courier New"/>
    </style:style>
    <style:style style:name="T779" style:family="text">
      <style:text-properties style:font-name="Courier New" style:font-name-asian="Courier New" style:font-name-complex="Courier New"/>
    </style:style>
    <style:style style:name="T780" style:family="text">
      <style:text-properties style:font-name="Courier New" style:font-name-asian="Courier New" style:font-name-complex="Courier New"/>
    </style:style>
    <style:style style:name="T781" style:family="text">
      <style:text-properties style:font-name="Courier New" style:font-name-asian="Courier New" style:font-name-complex="Courier New"/>
    </style:style>
    <style:style style:name="T782" style:family="text">
      <style:text-properties style:font-name="Courier New" style:font-name-asian="Courier New" style:font-name-complex="Courier New"/>
    </style:style>
    <style:style style:name="T783" style:family="text">
      <style:text-properties style:font-name="Courier New" style:font-name-asian="Courier New" style:font-name-complex="Courier New"/>
    </style:style>
    <style:style style:name="T784" style:family="text">
      <style:text-properties style:font-name="Courier New" style:font-name-asian="Courier New" style:font-name-complex="Courier New"/>
    </style:style>
    <style:style style:name="T785" style:family="text">
      <style:text-properties style:font-name="Courier New" style:font-name-asian="Courier New" style:font-name-complex="Courier New"/>
    </style:style>
    <style:style style:name="T786" style:family="text">
      <style:text-properties style:font-name="Courier New" style:font-name-asian="Courier New" style:font-name-complex="Courier New"/>
    </style:style>
    <style:style style:name="T787" style:family="text">
      <style:text-properties style:font-name="Courier New" style:font-name-asian="Courier New" style:font-name-complex="Courier New"/>
    </style:style>
    <style:style style:name="T788" style:family="text">
      <style:text-properties style:font-name="Courier New" style:font-name-asian="Courier New" style:font-name-complex="Courier New"/>
    </style:style>
    <style:style style:name="T789" style:family="text">
      <style:text-properties style:font-name="Courier New" style:font-name-asian="Courier New" style:font-name-complex="Courier New"/>
    </style:style>
    <style:style style:name="T790" style:family="text">
      <style:text-properties style:font-name="Courier New" style:font-name-asian="Courier New" style:font-name-complex="Courier New"/>
    </style:style>
    <style:style style:name="T791" style:family="text">
      <style:text-properties style:font-name="Courier New" style:font-name-asian="Courier New" style:font-name-complex="Courier New"/>
    </style:style>
    <style:style style:name="T792" style:family="text">
      <style:text-properties style:font-name="Courier New" style:font-name-asian="Courier New" style:font-name-complex="Courier New"/>
    </style:style>
    <style:style style:name="T793" style:family="text">
      <style:text-properties style:font-name="Courier New" style:font-name-asian="Courier New" style:font-name-complex="Courier New"/>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style:font-name="Courier New" style:font-name-asian="Courier New" style:font-name-complex="Courier New"/>
    </style:style>
    <style:style style:name="T798" style:family="text">
      <style:text-properties style:font-name="Courier New" style:font-name-asian="Courier New" style:font-name-complex="Courier New"/>
    </style:style>
    <style:style style:name="T799" style:family="text">
      <style:text-properties style:font-name="Courier New" style:font-name-asian="Courier New" style:font-name-complex="Courier New"/>
    </style:style>
    <style:style style:name="T800" style:family="text">
      <style:text-properties style:font-name="Courier New" style:font-name-asian="Courier New" style:font-name-complex="Courier New"/>
    </style:style>
    <style:style style:name="T801" style:family="text">
      <style:text-properties style:font-name="Courier New" style:font-name-asian="Courier New" style:font-name-complex="Courier New"/>
    </style:style>
    <style:style style:name="T802" style:family="text">
      <style:text-properties style:font-name="Courier New" style:font-name-asian="Courier New" style:font-name-complex="Courier New"/>
    </style:style>
    <style:style style:name="T803" style:family="text">
      <style:text-properties style:font-name="Courier New" style:font-name-asian="Courier New" style:font-name-complex="Courier New"/>
    </style:style>
    <style:style style:name="T804" style:family="text">
      <style:text-properties style:font-name="Courier New" style:font-name-asian="Courier New" style:font-name-complex="Courier New"/>
    </style:style>
    <style:style style:name="T805" style:family="text">
      <style:text-properties style:font-name="Courier New" style:font-name-asian="Courier New" style:font-name-complex="Courier New"/>
    </style:style>
    <style:style style:name="T806" style:family="text">
      <style:text-properties style:font-name="Courier New" style:font-name-asian="Courier New" style:font-name-complex="Courier New"/>
    </style:style>
    <style:style style:name="T807" style:family="text">
      <style:text-properties style:font-name="Courier New" style:font-name-asian="Courier New" style:font-name-complex="Courier New"/>
    </style:style>
    <style:style style:name="T808" style:family="text">
      <style:text-properties style:font-name="Courier New" style:font-name-asian="Courier New" style:font-name-complex="Courier New"/>
    </style:style>
    <style:style style:name="T809" style:family="text">
      <style:text-properties style:font-name="Courier New" style:font-name-asian="Courier New" style:font-name-complex="Courier New"/>
    </style:style>
    <style:style style:name="T810" style:family="text">
      <style:text-properties style:font-name="Courier New" style:font-name-asian="Courier New" style:font-name-complex="Courier New"/>
    </style:style>
    <style:style style:name="T811" style:family="text">
      <style:text-properties style:font-name="Courier New" style:font-name-asian="Courier New" style:font-name-complex="Courier New"/>
    </style:style>
    <style:style style:name="T812" style:family="text">
      <style:text-properties style:font-name="Courier New" style:font-name-asian="Courier New" style:font-name-complex="Courier New"/>
    </style:style>
    <style:style style:name="T813" style:family="text">
      <style:text-properties style:font-name="Courier New" style:font-name-asian="Courier New" style:font-name-complex="Courier New"/>
    </style:style>
    <style:style style:name="T814" style:family="text">
      <style:text-properties style:font-name="Courier New" style:font-name-asian="Courier New" style:font-name-complex="Courier New"/>
    </style:style>
    <style:style style:name="T815" style:family="text">
      <style:text-properties style:font-name="Courier New" style:font-name-asian="Courier New" style:font-name-complex="Courier New"/>
    </style:style>
    <style:style style:name="T816" style:family="text">
      <style:text-properties style:font-name="Courier New" style:font-name-asian="Courier New" style:font-name-complex="Courier New"/>
    </style:style>
    <style:style style:name="T817" style:family="text">
      <style:text-properties style:font-name="Courier New" style:font-name-asian="Courier New" style:font-name-complex="Courier New"/>
    </style:style>
    <style:style style:name="T818" style:family="text">
      <style:text-properties style:font-name="Courier New" style:font-name-asian="Courier New" style:font-name-complex="Courier New"/>
    </style:style>
    <style:style style:name="T819" style:family="text">
      <style:text-properties style:font-name="Courier New" style:font-name-asian="Courier New" style:font-name-complex="Courier New"/>
    </style:style>
    <style:style style:name="T820" style:family="text">
      <style:text-properties style:font-name="Courier New" style:font-name-asian="Courier New" style:font-name-complex="Courier New"/>
    </style:style>
    <style:style style:name="T821" style:family="text">
      <style:text-properties style:font-name="Courier New" style:font-name-asian="Courier New" style:font-name-complex="Courier New"/>
    </style:style>
    <style:style style:name="T822" style:family="text">
      <style:text-properties style:font-name="Courier New" style:font-name-asian="Courier New" style:font-name-complex="Courier New"/>
    </style:style>
    <style:style style:name="T823" style:family="text">
      <style:text-properties style:font-name="Courier New" style:font-name-asian="Courier New" style:font-name-complex="Courier New"/>
    </style:style>
    <style:style style:name="T824" style:family="text">
      <style:text-properties style:font-name="Courier New" style:font-name-asian="Courier New" style:font-name-complex="Courier New"/>
    </style:style>
    <style:style style:name="T825" style:family="text">
      <style:text-properties style:font-name="Courier New" style:font-name-asian="Courier New" style:font-name-complex="Courier New"/>
    </style:style>
    <style:style style:name="T826" style:family="text">
      <style:text-properties style:font-name="Courier New" style:font-name-asian="Courier New" style:font-name-complex="Courier New"/>
    </style:style>
    <style:style style:name="T827" style:family="text">
      <style:text-properties style:font-name="Courier New" style:font-name-asian="Courier New" style:font-name-complex="Courier New"/>
    </style:style>
    <style:style style:name="T828" style:family="text">
      <style:text-properties style:font-name="Courier New" style:font-name-asian="Courier New" style:font-name-complex="Courier New"/>
    </style:style>
    <style:style style:name="T829" style:family="text">
      <style:text-properties style:font-name="Courier New" style:font-name-asian="Courier New" style:font-name-complex="Courier New"/>
    </style:style>
    <style:style style:name="T830" style:family="text">
      <style:text-properties style:font-name="Courier New" style:font-name-asian="Courier New" style:font-name-complex="Courier New"/>
    </style:style>
    <style:style style:name="T831" style:family="text">
      <style:text-properties style:font-name="Courier New" style:font-name-asian="Courier New" style:font-name-complex="Courier New"/>
    </style:style>
    <style:style style:name="T832" style:family="text">
      <style:text-properties style:font-name="Courier New" style:font-name-asian="Courier New" style:font-name-complex="Courier New"/>
    </style:style>
    <style:style style:name="T833" style:family="text">
      <style:text-properties style:font-name="Courier New" style:font-name-asian="Courier New" style:font-name-complex="Courier New"/>
    </style:style>
    <style:style style:name="T834" style:family="text">
      <style:text-properties style:font-name="Courier New" style:font-name-asian="Courier New" style:font-name-complex="Courier New"/>
    </style:style>
    <style:style style:name="T835" style:family="text">
      <style:text-properties style:font-name="Courier New" style:font-name-asian="Courier New" style:font-name-complex="Courier New"/>
    </style:style>
    <style:style style:name="T836" style:family="text">
      <style:text-properties style:font-name="Courier New" style:font-name-asian="Courier New" style:font-name-complex="Courier New"/>
    </style:style>
    <style:style style:name="T837" style:family="text">
      <style:text-properties style:font-name="Courier New" style:font-name-asian="Courier New" style:font-name-complex="Courier New"/>
    </style:style>
    <style:style style:name="T838" style:family="text">
      <style:text-properties style:font-name="Courier New" style:font-name-asian="Courier New" style:font-name-complex="Courier New"/>
    </style:style>
    <style:style style:name="T839" style:family="text">
      <style:text-properties style:font-name="Courier New" style:font-name-asian="Courier New" style:font-name-complex="Courier New"/>
    </style:style>
    <style:style style:name="T840" style:family="text">
      <style:text-properties style:font-name="Courier New" style:font-name-asian="Courier New" style:font-name-complex="Courier New"/>
    </style:style>
    <style:style style:name="T841" style:family="text">
      <style:text-properties style:font-name="Courier New" style:font-name-asian="Courier New" style:font-name-complex="Courier New"/>
    </style:style>
    <style:style style:name="T842" style:family="text">
      <style:text-properties style:font-name="Courier New" style:font-name-asian="Courier New" style:font-name-complex="Courier New"/>
    </style:style>
    <style:style style:name="T843" style:family="text">
      <style:text-properties style:font-name="Courier New" style:font-name-asian="Courier New" style:font-name-complex="Courier New"/>
    </style:style>
    <style:style style:name="T844" style:family="text">
      <style:text-properties style:font-name="Courier New" style:font-name-asian="Courier New" style:font-name-complex="Courier New"/>
    </style:style>
    <style:style style:name="T845" style:family="text">
      <style:text-properties style:font-name="Courier New" style:font-name-asian="Courier New" style:font-name-complex="Courier New"/>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font-name="Courier New" style:font-name-asian="Courier New" style:font-name-complex="Courier New"/>
    </style:style>
    <style:style style:name="T850" style:family="text">
      <style:text-properties style:font-name="Courier New" style:font-name-asian="Courier New" style:font-name-complex="Courier New"/>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font-name="Courier New" style:font-name-asian="Courier New" style:font-name-complex="Courier New"/>
    </style:style>
    <style:style style:name="T855" style:family="text">
      <style:text-properties style:font-name="Courier New" style:font-name-asian="Courier New" style:font-name-complex="Courier New"/>
    </style:style>
    <style:style style:name="T856" style:family="text">
      <style:text-properties style:font-name="Courier New" style:font-name-asian="Courier New" style:font-name-complex="Courier New"/>
    </style:style>
    <style:style style:name="T857" style:family="text">
      <style:text-properties style:font-name="Courier New" style:font-name-asian="Courier New" style:font-name-complex="Courier New"/>
    </style:style>
    <style:style style:name="T858" style:family="text">
      <style:text-properties style:font-name="Courier New" style:font-name-asian="Courier New" style:font-name-complex="Courier New"/>
    </style:style>
    <style:style style:name="T859" style:family="text">
      <style:text-properties style:font-name="Courier New" style:font-name-asian="Courier New" style:font-name-complex="Courier New"/>
    </style:style>
    <style:style style:name="T860" style:family="text">
      <style:text-properties style:font-name="Courier New" style:font-name-asian="Courier New" style:font-name-complex="Courier New"/>
    </style:style>
    <style:style style:name="T861" style:family="text">
      <style:text-properties style:font-name="Courier New" style:font-name-asian="Courier New" style:font-name-complex="Courier New"/>
    </style:style>
    <style:style style:name="T862" style:family="text">
      <style:text-properties style:font-name="Courier New" style:font-name-asian="Courier New" style:font-name-complex="Courier New"/>
    </style:style>
    <style:style style:name="T863" style:family="text">
      <style:text-properties style:font-name="Courier New" style:font-name-asian="Courier New" style:font-name-complex="Courier New"/>
    </style:style>
    <style:style style:name="T864" style:family="text">
      <style:text-properties style:font-name="Courier New" style:font-name-asian="Courier New" style:font-name-complex="Courier New"/>
    </style:style>
    <style:style style:name="T865" style:family="text">
      <style:text-properties style:font-name="Courier New" style:font-name-asian="Courier New" style:font-name-complex="Courier New"/>
    </style:style>
    <style:style style:name="T866" style:family="text">
      <style:text-properties style:font-name="Courier New" style:font-name-asian="Courier New" style:font-name-complex="Courier New"/>
    </style:style>
    <style:style style:name="T867" style:family="text">
      <style:text-properties fo:font-weight="bold" style:font-weight-asian="bold" style:font-weight-complex="bold"/>
    </style:style>
    <style:style style:name="T868" style:family="text">
      <style:text-properties style:font-name="Courier New" style:font-name-asian="Courier New" style:font-name-complex="Courier New"/>
    </style:style>
    <style:style style:name="T869" style:family="text">
      <style:text-properties style:font-name="Courier New" style:font-name-asian="Courier New" style:font-name-complex="Courier New"/>
    </style:style>
    <style:style style:name="T870" style:family="text">
      <style:text-properties style:font-name="Courier New" style:font-name-asian="Courier New" style:font-name-complex="Courier New"/>
    </style:style>
    <style:style style:name="T871" style:family="text">
      <style:text-properties style:font-name="Courier New" style:font-name-asian="Courier New" style:font-name-complex="Courier New"/>
    </style:style>
    <style:style style:name="T872" style:family="text">
      <style:text-properties style:font-name="Courier New" style:font-name-asian="Courier New" style:font-name-complex="Courier New"/>
    </style:style>
    <style:style style:name="T873" style:family="text">
      <style:text-properties style:font-name="Courier New" style:font-name-asian="Courier New" style:font-name-complex="Courier New"/>
    </style:style>
    <style:style style:name="T874" style:family="text">
      <style:text-properties style:font-name="Courier New" style:font-name-asian="Courier New" style:font-name-complex="Courier New"/>
    </style:style>
    <style:style style:name="T875" style:family="text">
      <style:text-properties style:font-name="Courier New" style:font-name-asian="Courier New" style:font-name-complex="Courier New"/>
    </style:style>
    <style:style style:name="T876" style:family="text">
      <style:text-properties style:font-name="Courier New" style:font-name-asian="Courier New" style:font-name-complex="Courier New"/>
    </style:style>
    <style:style style:name="T877" style:family="text">
      <style:text-properties style:font-name="Courier New" style:font-name-asian="Courier New" style:font-name-complex="Courier New"/>
    </style:style>
    <style:style style:name="T878" style:family="text">
      <style:text-properties style:font-name="Courier New" style:font-name-asian="Courier New" style:font-name-complex="Courier New"/>
    </style:style>
    <style:style style:name="T879" style:family="text">
      <style:text-properties style:font-name="Courier New" style:font-name-asian="Courier New" style:font-name-complex="Courier New"/>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font-name="Courier New" style:font-name-asian="Courier New" style:font-name-complex="Courier New"/>
    </style:style>
    <style:style style:name="T884" style:family="text">
      <style:text-properties fo:font-style="italic" style:font-style-asian="italic" style:font-style-complex="italic"/>
    </style:style>
    <style:style style:name="T885" style:family="text">
      <style:text-properties style:font-name="Courier New" style:font-name-asian="Courier New" style:font-name-complex="Courier New"/>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style="italic" style:font-style-asian="italic" style:font-style-complex="italic"/>
    </style:style>
    <style:style style:name="T890" style:family="text">
      <style:text-properties style:font-name="Courier New" style:font-name-asian="Courier New" style:font-name-complex="Courier New"/>
    </style:style>
    <style:style style:name="T891" style:family="text">
      <style:text-properties style:font-name="Courier New" style:font-name-asian="Courier New" style:font-name-complex="Courier New"/>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font-name="Courier New" style:font-name-asian="Courier New" style:font-name-complex="Courier New"/>
    </style:style>
    <style:style style:name="T896" style:family="text">
      <style:text-properties style:font-name="Courier New" style:font-name-asian="Courier New" style:font-name-complex="Courier New"/>
    </style:style>
    <style:style style:name="T897" style:family="text">
      <style:text-properties style:font-name="Courier New" style:font-name-asian="Courier New" style:font-name-complex="Courier New"/>
    </style:style>
    <style:style style:name="T898" style:family="text">
      <style:text-properties fo:font-style="italic" style:font-style-asian="italic" style:font-style-complex="italic"/>
    </style:style>
    <style:style style:name="T899" style:family="text">
      <style:text-properties style:font-name="Courier New" style:font-name-asian="Courier New" style:font-name-complex="Courier New"/>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style:font-name="Courier New" style:font-name-asian="Courier New" style:font-name-complex="Courier New"/>
    </style:style>
    <style:style style:name="T904" style:family="text">
      <style:text-properties style:font-name="Courier New" style:font-name-asian="Courier New" style:font-name-complex="Courier New"/>
    </style:style>
    <style:style style:name="T905" style:family="text">
      <style:text-properties style:font-name="Courier New" style:font-name-asian="Courier New" style:font-name-complex="Courier New"/>
    </style:style>
    <style:style style:name="T906" style:family="text">
      <style:text-properties style:font-name="Courier New" style:font-name-asian="Courier New" style:font-name-complex="Courier New"/>
    </style:style>
    <style:style style:name="T907" style:family="text">
      <style:text-properties style:font-name="Courier New" style:font-name-asian="Courier New" style:font-name-complex="Courier New"/>
    </style:style>
    <style:style style:name="T908" style:family="text">
      <style:text-properties style:font-name="Courier New" style:font-name-asian="Courier New" style:font-name-complex="Courier New"/>
    </style:style>
    <style:style style:name="T909" style:family="text">
      <style:text-properties style:font-name="Courier New" style:font-name-asian="Courier New" style:font-name-complex="Courier New"/>
    </style:style>
    <style:style style:name="T910" style:family="text">
      <style:text-properties style:font-name="Courier New" style:font-name-asian="Courier New" style:font-name-complex="Courier New"/>
    </style:style>
    <style:style style:name="T911" style:family="text">
      <style:text-properties style:font-name="Courier New" style:font-name-asian="Courier New" style:font-name-complex="Courier New"/>
    </style:style>
    <style:style style:name="T912" style:family="text">
      <style:text-properties style:font-name="Courier New" style:font-name-asian="Courier New" style:font-name-complex="Courier New"/>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font-name="Courier New" style:font-name-asian="Courier New" style:font-name-complex="Courier New"/>
    </style:style>
    <style:style style:name="T917" style:family="text">
      <style:text-properties style:font-name="Courier New" style:font-name-asian="Courier New" style:font-name-complex="Courier New"/>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font-name="Courier New" style:font-name-asian="Courier New" style:font-name-complex="Courier New"/>
    </style:style>
    <style:style style:name="T922" style:family="text">
      <style:text-properties fo:font-style="italic" style:font-style-asian="italic" style:font-style-complex="italic"/>
    </style:style>
    <style:style style:name="T923" style:family="text">
      <style:text-properties style:font-name="Courier New" style:font-name-asian="Courier New" style:font-name-complex="Courier New"/>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font-name="Courier New" style:font-name-asian="Courier New" style:font-name-complex="Courier New"/>
    </style:style>
    <style:style style:name="T928" style:family="text">
      <style:text-properties style:font-name="Courier New" style:font-name-asian="Courier New" style:font-name-complex="Courier New"/>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font-name="Courier New" style:font-name-asian="Courier New" style:font-name-complex="Courier New"/>
    </style:style>
    <style:style style:name="T933" style:family="text">
      <style:text-properties style:font-name="Courier New" style:font-name-asian="Courier New" style:font-name-complex="Courier New"/>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font-name="Courier New" style:font-name-asian="Courier New" style:font-name-complex="Courier New"/>
    </style:style>
    <style:style style:name="T938" style:family="text">
      <style:text-properties style:font-name="Courier New" style:font-name-asian="Courier New" style:font-name-complex="Courier New"/>
    </style:style>
    <style:style style:name="T93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2">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Text_20_body" style:list-style-name="L3">
      <style:paragraph-properties fo:margin-top="0in" fo:margin-bottom="0in"/>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office:automatic-styles>
  <office:body>
    <office:text>
      <text:p text:style-name="Title">Burleseque - Moonpage</text:p>
      <text:p text:style-name="Author">Roman Müntener</text:p>
      <text:h text:style-name="Heading_20_1" text:outline-level="1">ABOUT</text:h>
      <text:p text:style-name="First_20_paragraph">An interpreter for the esoteric programming language <text:span text:style-name="T1">The</text:span><text:span text:style-name="T2"> </text:span><text:span text:style-name="T3">Burlesque</text:span><text:span text:style-name="T4"> </text:span><text:span text:style-name="T5">Programming</text:span><text:span text:style-name="T6"> </text:span><text:span text:style-name="T7">Language</text:span>. Actually, Burlesque is less of a programming language than it is a tool. The actual language behind it is very simple and the only thing that makes Burlesque notable is the amount of built-ins it has. The syntax can be learnt within a few minutes (there are basically only Numbers, Strings and Blocks) and the concepts can be learnt quickly as well. People familiar with functional programming languages will already know these concepts so Burlesque is especially easy to learn if you already know the terms <text:span text:style-name="T8">map</text:span>, <text:span text:style-name="T9">filter</text:span>, <text:span text:style-name="T10">reduce</text:span>, <text:span text:style-name="T11">zip</text:span> and others. This moonpage tries to be as accurate, complete and easy to understand as possible. If you encounter an error in the documentation please report it on <text:a xlink:type="simple" xlink:href="http://github.com/FMNSSun/Burlesque" office:name=""><text:span text:style-name="Definition">github</text:span></text:a>. <text:span text:style-name="T12">Author:</text:span> Roman Müntener, 2012-?</text:p>
      <text:p text:style-name="Text_20_body">Useful Weblinks:</text:p>
      <text:list text:style-name="L1">
        <text:list-item>
          <text:p text:style-name="P1"><text:a xlink:type="simple" xlink:href="http://rosettacode.org/wiki/Category:Burlesque" office:name=""><text:span text:style-name="Definition">Burlesque on RosettaCode</text:span></text:a></text:p>
        </text:list-item>
        <text:list-item>
          <text:p text:style-name="P1"><text:a xlink:type="simple" xlink:href="http://github.com/FMNSSun/Burlesque" office:name=""><text:span text:style-name="Definition">Source code</text:span></text:a></text:p>
        </text:list-item>
        <text:list-item>
          <text:p text:style-name="P1"><text:a xlink:type="simple" xlink:href="http://mroman.ch/burlesque/lref.html" office:name=""><text:span text:style-name="Definition">Language Reference</text:span></text:a></text:p>
        </text:list-item>
      </text:list>
      <text:p text:style-name="First_20_paragraph"><text:span text:style-name="T13">Until</text:span><text:span text:style-name="T14"> </text:span><text:span text:style-name="T15">this</text:span><text:span text:style-name="T16"> </text:span><text:span text:style-name="T17">moonpage</text:span><text:span text:style-name="T18"> </text:span><text:span text:style-name="T19">is</text:span><text:span text:style-name="T20"> </text:span><text:span text:style-name="T21">complete</text:span><text:span text:style-name="T22"> </text:span><text:span text:style-name="T23">please</text:span><text:span text:style-name="T24"> </text:span><text:span text:style-name="T25">consult</text:span><text:span text:style-name="T26"> </text:span><text:span text:style-name="T27">the</text:span><text:span text:style-name="T28"> </text:span><text:span text:style-name="T29">Language</text:span><text:span text:style-name="T30"> </text:span><text:span text:style-name="T31">Reference.</text:span><text:span text:style-name="T32"> </text:span><text:span text:style-name="T33">Once</text:span><text:span text:style-name="T34"> </text:span><text:span text:style-name="T35">compelete,</text:span><text:span text:style-name="T36"> </text:span><text:span text:style-name="T37">the</text:span><text:span text:style-name="T38"> </text:span><text:span text:style-name="T39">moonpage</text:span><text:span text:style-name="T40"> </text:span><text:span text:style-name="T41">will</text:span><text:span text:style-name="T42"> </text:span><text:span text:style-name="T43">superseed</text:span><text:span text:style-name="T44"> </text:span><text:span text:style-name="T45">the</text:span><text:span text:style-name="T46"> </text:span><text:span text:style-name="T47">Language</text:span><text:span text:style-name="T48"> </text:span><text:span text:style-name="T49">Reference</text:span><text:span text:style-name="T50"> </text:span><text:span text:style-name="T51">and</text:span><text:span text:style-name="T52"> </text:span><text:span text:style-name="T53">this</text:span><text:span text:style-name="T54"> </text:span><text:span text:style-name="T55">warning</text:span><text:span text:style-name="T56"> </text:span><text:span text:style-name="T57">will</text:span><text:span text:style-name="T58"> </text:span><text:span text:style-name="T59">disappear.</text:span></text:p>
      <text:h text:style-name="Heading_20_2" text:outline-level="2">HISTORY</text:h>
      <text:p text:style-name="First_20_paragraph">Burlesque has been under development since 2012 and is still being improved on a regular basis. It was built as a tool for me (mroman) to use as a helper for my computer science studies.</text:p>
      <text:h text:style-name="Heading_20_1" text:outline-level="1">SYNOPSIS</text:h>
      <text:p text:style-name="P2">blsq </text:p>
      <text:p text:style-name="P3"><text:s text:c="2"/>--file &lt;path&gt; <text:s text:c="10"/>Read code from file (incl. STDIN)</text:p>
      <text:p text:style-name="P4"><text:s text:c="2"/>--file-no-stdin &lt;path&gt; <text:s text:c="1"/>Read code from file (excl. STDIN)</text:p>
      <text:p text:style-name="P5"><text:s text:c="2"/>--no-stdin &lt;code&gt; <text:s text:c="6"/>Read code from argv (excl. STDIN)</text:p>
      <text:p text:style-name="P6"><text:s text:c="2"/>--shell <text:s text:c="16"/>Start in shell mode</text:p>
      <text:p text:style-name="P7"><text:s text:c="2"/>--version <text:s text:c="14"/>Print version info</text:p>
      <text:p text:style-name="P8"><text:s text:c="2"/>--compile &lt;path&gt; <text:s text:c="7"/>Pseudo-compile file to haskell code</text:p>
      <text:p text:style-name="P9"><text:s text:c="2"/>--stdin &lt;code&gt; <text:s text:c="9"/>Read code from argv (incl. STDIN)</text:p>
      <text:list text:style-name="L2">
        <text:list-item>
          <text:p text:style-name="P10"><text:span text:style-name="T60">path</text:span> - Path to a file</text:p>
        </text:list-item>
        <text:list-item>
          <text:p text:style-name="P10"><text:span text:style-name="T61">code</text:span> - Burlesque code</text:p>
        </text:list-item>
      </text:list>
      <text:p text:style-name="First_20_paragraph"><text:span text:style-name="T62">STDIN</text:span> will be pushed as a String to the stack. On exit all elements are printed in order from top to bottom. No output will be produced before the Burlesque code terminates.</text:p>
      <text:h text:style-name="Heading_20_2" text:outline-level="2">EXAMPLE USAGES</text:h>
      <text:p text:style-name="P11">$ blsq --file-no-stdin hw.blsq </text:p>
      <text:p text:style-name="P12">Hello, world!</text:p>
      <text:p text:style-name="P13">$ echo -n "hello" | blsq --file revstdin.blsq </text:p>
      <text:p text:style-name="P14">olleh</text:p>
      <text:p text:style-name="P15">$ echo -n "hello" | blsq --stdin "&lt;-Q"</text:p>
      <text:p text:style-name="P16">olleh</text:p>
      <text:p text:style-name="P17">$ blsq --no-stdin "2 64**"</text:p>
      <text:p text:style-name="P18">18446744073709551616</text:p>
      <text:p text:style-name="P19">$ echo -n `ls *.blsq` | blsq --stdin "wdzisp"</text:p>
      <text:p text:style-name="P20">0 hw.blsq</text:p>
      <text:p text:style-name="P21">1 index.blsq</text:p>
      <text:p text:style-name="P22">2 prog.blsq</text:p>
      <text:p text:style-name="P23">3 revstdin.blsq</text:p>
      <text:p text:style-name="P24">4 test.blsq</text:p>
      <text:p text:style-name="P25">$ echo -n `ls` | blsq --stdin 'wd{".blsq"!~}{".blsq".-}FMuN'</text:p>
      <text:p text:style-name="P26">hw</text:p>
      <text:p text:style-name="P27">index</text:p>
      <text:p text:style-name="P28">prog</text:p>
      <text:p text:style-name="P29">revstdin</text:p>
      <text:p text:style-name="P30">test</text:p>
      <text:p text:style-name="P31">$ df | blsq --stdin "ln[-{WD-]}muQ"</text:p>
      <text:p text:style-name="P32">rootfs</text:p>
      <text:p text:style-name="P33">udev</text:p>
      <text:p text:style-name="P34">tmpfs</text:p>
      <text:p text:style-name="P35">/dev/disk/by-uuid/2e7e48d9-b728-48f7-95db-a58db91f4769</text:p>
      <text:p text:style-name="P36">tmpfs</text:p>
      <text:p text:style-name="P37">tmpfs</text:p>
      <text:h text:style-name="Heading_20_1" text:outline-level="1">LANGUAGE</text:h>
      <text:h text:style-name="Heading_20_2" text:outline-level="2">SYNTAX</text:h>
      <text:h text:style-name="Heading_20_2" text:outline-level="2">BUILT-INS</text:h>
      <text:h text:style-name="Heading_20_3" text:outline-level="3">Abs <text:span text:style-name="T63">ab</text:span></text:h>
      <text:p text:style-name="First_20_paragraph"><text:span text:style-name="T64">Int a:</text:span> Absolute value of <text:span text:style-name="T65">a</text:span>.</text:p>
      <text:p text:style-name="P38">blsq ) -6ab</text:p>
      <text:p text:style-name="P39">6</text:p>
      <text:p text:style-name="P40">blsq ) 6ab</text:p>
      <text:p text:style-name="P41">6</text:p>
      <text:p text:style-name="First_20_paragraph"><text:span text:style-name="T66">Double a:</text:span> Absolute value of <text:span text:style-name="T67">a</text:span>.</text:p>
      <text:p text:style-name="P42">blsq ) -6.0ab</text:p>
      <text:p text:style-name="P43">6.0</text:p>
      <text:p text:style-name="P44">blsq ) 6.0ab</text:p>
      <text:p text:style-name="P45">6.0</text:p>
      <text:h text:style-name="Heading_20_3" text:outline-level="3">Add <text:span text:style-name="T68">.+</text:span></text:h>
      <text:p text:style-name="First_20_paragraph"><text:span text:style-name="T69">Int a, Int b:</text:span> Integer addition.</text:p>
      <text:p text:style-name="P46">blsq ) 5 5.+</text:p>
      <text:p text:style-name="P47">10</text:p>
      <text:p text:style-name="First_20_paragraph"><text:span text:style-name="T70">Double a, Double b:</text:span> Double addition.</text:p>
      <text:p text:style-name="P48">blsq ) 5.1 0.9.+</text:p>
      <text:p text:style-name="P49">6.0</text:p>
      <text:p text:style-name="First_20_paragraph"><text:span text:style-name="T71">String a, String b:</text:span> Concatenates two strings.</text:p>
      <text:p text:style-name="P50">blsq ) "ab" "cd" .+</text:p>
      <text:p text:style-name="P51">"abcd"</text:p>
      <text:p text:style-name="First_20_paragraph"><text:span text:style-name="T72">Int a, String b:</text:span> Returns the first <text:span text:style-name="T73">a</text:span> characters of <text:span text:style-name="T74">b</text:span> as a String.</text:p>
      <text:p text:style-name="P52">blsq ) 3 "abcdef" .+</text:p>
      <text:p text:style-name="P53">"abc"</text:p>
      <text:p text:style-name="First_20_paragraph"><text:span text:style-name="T75">Block a, Block b:</text:span> Concatenates two blocks.</text:p>
      <text:p text:style-name="P54">blsq ) {1 2}{3 4}.+</text:p>
      <text:p text:style-name="P55">{1 2 3 4}</text:p>
      <text:p text:style-name="First_20_paragraph"><text:span text:style-name="T76">Char a, Char b:</text:span> Creates a string with the two characters <text:span text:style-name="T77">a</text:span> and <text:span text:style-name="T78">b</text:span> in it (in that exact order).</text:p>
      <text:p text:style-name="P56">blsq ) 'a'b.+</text:p>
      <text:p text:style-name="P57">"ab"</text:p>
      <text:p text:style-name="First_20_paragraph"><text:span text:style-name="T79">String a, Char b:</text:span> Append <text:span text:style-name="T80">b</text:span> to <text:span text:style-name="T81">a</text:span>.</text:p>
      <text:p text:style-name="P58">blsq ) "ab"'c.+</text:p>
      <text:p text:style-name="P59">"abc"</text:p>
      <text:p text:style-name="First_20_paragraph"><text:span text:style-name="T82">Int a, Block b:</text:span> Returns the first <text:span text:style-name="T83">a</text:span> elements of <text:span text:style-name="T84">b</text:span>.</text:p>
      <text:p text:style-name="P60">blsq ) 2{1 2 3}.+</text:p>
      <text:p text:style-name="P61">{1 2}</text:p>
      <text:p text:style-name="First_20_paragraph"><text:span text:style-name="T85">Block a, Int b:</text:span> Returns the first <text:span text:style-name="T86">b</text:span> elements of <text:span text:style-name="T87">a</text:span>.</text:p>
      <text:p text:style-name="P62">blsq ) {1 2 3}2.+</text:p>
      <text:p text:style-name="P63">{1 2}</text:p>
      <text:p text:style-name="First_20_paragraph"><text:span text:style-name="T88">String a, Int b:</text:span> Returns the first <text:span text:style-name="T89">b</text:span> characters of <text:span text:style-name="T90">a</text:span> as a String.</text:p>
      <text:p text:style-name="P64">blsq ) "abc"2.+</text:p>
      <text:p text:style-name="P65">"ab"</text:p>
      <text:p text:style-name="First_20_paragraph"><text:span text:style-name="T91">Double a, Int b:</text:span> Convert <text:span text:style-name="T92">b</text:span> to Double, then perform addition.</text:p>
      <text:p text:style-name="P66">blsq ) 1.0 2.+</text:p>
      <text:p text:style-name="P67">3.0</text:p>
      <text:p text:style-name="First_20_paragraph"><text:span text:style-name="T93">Int a, Double b:</text:span> Convert <text:span text:style-name="T94">a</text:span> to Double, then perform addition.</text:p>
      <text:p text:style-name="P68">blsq ) 2 1.0.+</text:p>
      <text:p text:style-name="P69">3.0</text:p>
      <text:h text:style-name="Heading_20_3" text:outline-level="3">AddX <text:span text:style-name="T95">_+</text:span></text:h>
      <text:p text:style-name="First_20_paragraph"><text:span text:style-name="T96">Int a, Int b:</text:span> Creates a Block with the two Integers <text:span text:style-name="T97">a</text:span> and <text:span text:style-name="T98">b</text:span> as elements (in this exact order).</text:p>
      <text:p text:style-name="P70">blsq ) 1 2_+</text:p>
      <text:p text:style-name="P71">{1 2}</text:p>
      <text:p text:style-name="First_20_paragraph"><text:span text:style-name="T99">Double a, Double b:</text:span> Creates a Block with the two Doubles <text:span text:style-name="T100">a</text:span> and <text:span text:style-name="T101">b</text:span> as elements (in this exact order).</text:p>
      <text:p text:style-name="P72">blsq ) 1.0 2.0_+</text:p>
      <text:p text:style-name="P73">{1.0 2.0}</text:p>
      <text:p text:style-name="First_20_paragraph"><text:span text:style-name="T102">String a, String b:</text:span> Concatenates the two Strings.</text:p>
      <text:p text:style-name="P74">blsq ) "ab""cd"_+</text:p>
      <text:p text:style-name="P75">"abcd"</text:p>
      <text:p text:style-name="First_20_paragraph"><text:span text:style-name="T103">Block a, Block b:</text:span> Concatenates the two Blocks.</text:p>
      <text:p text:style-name="P76">blsq ) {1}{2}_+</text:p>
      <text:p text:style-name="P77">{1 2}</text:p>
      <text:p text:style-name="First_20_paragraph"><text:span text:style-name="T104">Char a, Char b:</text:span> Converts both arguments two string and concatenates them.</text:p>
      <text:p text:style-name="P78">blsq ) 'a'b_+</text:p>
      <text:p text:style-name="P79">"ab"</text:p>
      <text:p text:style-name="First_20_paragraph"><text:span text:style-name="T105">String a, Char b:</text:span> Converts <text:span text:style-name="T106">b</text:span> to String, then concatenates.</text:p>
      <text:p text:style-name="P80">blsq ) "a"'b_+</text:p>
      <text:p text:style-name="P81">"ab"</text:p>
      <text:p text:style-name="First_20_paragraph"><text:span text:style-name="T107">Char a, String b:</text:span> Converts <text:span text:style-name="T108">a</text:span> to String, then appends it to <text:span text:style-name="T109">b</text:span>.</text:p>
      <text:p text:style-name="P82">blsq ) 'a"b"_+</text:p>
      <text:p text:style-name="P83">"ba"</text:p>
      <text:p text:style-name="First_20_paragraph"><text:span text:style-name="T110">Int a, String b:</text:span> Converts <text:span text:style-name="T111">a</text:span> to String, then appends it to <text:span text:style-name="T112">b</text:span>.</text:p>
      <text:p text:style-name="P84">blsq ) 1"b"_+</text:p>
      <text:p text:style-name="P85">"b1"</text:p>
      <text:p text:style-name="First_20_paragraph"><text:span text:style-name="T113">String a, Int b:</text:span> Converts <text:span text:style-name="T114">b</text:span> to String, then concatenates.</text:p>
      <text:p text:style-name="P86">blsq ) "b"1_+</text:p>
      <text:p text:style-name="P87">"b1"</text:p>
      <text:h text:style-name="Heading_20_3" text:outline-level="3">And <text:span text:style-name="T115">&amp;&amp;</text:span></text:h>
      <text:p text:style-name="First_20_paragraph">This built-in auto-zips if an argument provided is a Block.</text:p>
      <text:p text:style-name="Text_20_body"><text:span text:style-name="T116">Int a, Int b:</text:span> Bitwise AND.</text:p>
      <text:p text:style-name="P88">blsq ) 2 4&amp;&amp;</text:p>
      <text:p text:style-name="P89">0</text:p>
      <text:p text:style-name="P90">blsq ) 1 7&amp;&amp;</text:p>
      <text:p text:style-name="P91">1</text:p>
      <text:h text:style-name="Heading_20_3" text:outline-level="3">Append <text:span text:style-name="T117">[+</text:span></text:h>
      <text:p text:style-name="First_20_paragraph"><text:span text:style-name="T118">Block a, Any b:</text:span> Append <text:span text:style-name="T119">b</text:span> to <text:span text:style-name="T120">a</text:span>.</text:p>
      <text:p text:style-name="P92">blsq ) {1 2}9[+</text:p>
      <text:p text:style-name="P93">{1 2 9}</text:p>
      <text:p text:style-name="First_20_paragraph"><text:span text:style-name="T121">String a, Char b:</text:span> Append <text:span text:style-name="T122">b</text:span> to <text:span text:style-name="T123">a</text:span>.</text:p>
      <text:p text:style-name="P94">blsq ) "ab"'c[+</text:p>
      <text:p text:style-name="P95">"abc"</text:p>
      <text:p text:style-name="First_20_paragraph"><text:span text:style-name="T124">Int a, Int b:</text:span> Concatenates Integers.</text:p>
      <text:p text:style-name="P96">blsq ) 12 23[+</text:p>
      <text:p text:style-name="P97">1223</text:p>
      <text:p text:style-name="First_20_paragraph"><text:span text:style-name="T125">Authors'</text:span><text:span text:style-name="T126"> </text:span><text:span text:style-name="T127">Notes:</text:span> This built-in is rather superfluous because most of its use-cases can be covered by either using <text:span text:style-name="T128">++</text:span> or <text:span text:style-name="T129">_+</text:span>. Yet, there may be some rare use-cases where you might want to use it for example in <text:span text:style-name="T130">{[+}r[</text:span> or the like.</text:p>
      <text:h text:style-name="Heading_20_3" text:outline-level="3">Average <text:span text:style-name="T131">av</text:span></text:h>
      <text:p text:style-name="First_20_paragraph"><text:span text:style-name="T132">Block a:</text:span> <text:span text:style-name="T133">Defined</text:span><text:span text:style-name="T134"> </text:span><text:span text:style-name="T135">as:</text:span> <text:span text:style-name="T136">J++jL[pd./</text:span>. Calculates average.</text:p>
      <text:p text:style-name="P98">blsq ) {1 2 3 4}J++jL[pd./</text:p>
      <text:p text:style-name="P99">2.5</text:p>
      <text:p text:style-name="P100">blsq ) {1 2 3 4}av</text:p>
      <text:p text:style-name="P101">2.5</text:p>
      <text:p text:style-name="First_20_paragraph"><text:span text:style-name="T137">Authors'</text:span><text:span text:style-name="T138"> </text:span><text:span text:style-name="T139">Notes:</text:span> The <text:span text:style-name="T140">pd</text:span> is there to ensure that the result is always a Double.</text:p>
      <text:p text:style-name="Text_20_body"><text:span text:style-name="T141">Block a:</text:span> Floor of <text:span text:style-name="T142">a</text:span> as Integer.</text:p>
      <text:p text:style-name="P102">blsq ) 5.9av</text:p>
      <text:p text:style-name="P103">5</text:p>
      <text:p text:style-name="P104">blsq ) 5.1av</text:p>
      <text:p text:style-name="P105">5</text:p>
      <text:p text:style-name="First_20_paragraph"><text:span text:style-name="T143">Authors'</text:span><text:span text:style-name="T144"> </text:span><text:span text:style-name="T145">Notes:</text:span> If you want the floor of <text:span text:style-name="T146">a</text:span> as Double use <text:span text:style-name="T147">fo</text:span>.</text:p>
      <text:h text:style-name="Heading_20_3" text:outline-level="3">Average2 <text:span text:style-name="T148">AV</text:span></text:h>
      <text:p text:style-name="First_20_paragraph"><text:span text:style-name="T149">Defined</text:span><text:span text:style-name="T150"> </text:span><text:span text:style-name="T151">as:</text:span> <text:span text:style-name="T152">PDav</text:span>. Calculates average.</text:p>
      <text:p text:style-name="P106">blsq ) {1 2 3.2 4}AV</text:p>
      <text:p text:style-name="P107">2.75</text:p>
      <text:p text:style-name="P108">blsq ) {1 2 3.2 4}av</text:p>
      <text:p text:style-name="P109">2.55</text:p>
      <text:p text:style-name="First_20_paragraph"><text:span text:style-name="T153">Authors'</text:span><text:span text:style-name="T154"> </text:span><text:span text:style-name="T155">Notes:</text:span> This built-in is a relic from earlier versions of Burlesque where <text:span text:style-name="T156">./</text:span> only worked on <text:span text:style-name="T157">Int, Int</text:span> or <text:span text:style-name="T158">Double, Double</text:span> but not with <text:span text:style-name="T159">Double, Int</text:span> or <text:span text:style-name="T160">Int, Double</text:span>. This meant that <text:span text:style-name="T161">av</text:span> could only be used on Blocks that contained Doubles (because <text:span text:style-name="T162">++</text:span> would produce an Integer otherwise and the <text:span text:style-name="T163">L[pd./</text:span> would fail because an Integer could not be divided by a Double). In such cases <text:span text:style-name="T164">AV</text:span> had to be used. With newer versions the functionality of <text:span text:style-name="T165">./</text:span> was extended and <text:span text:style-name="T166">av</text:span> can now be used on Blocks that contain Integers as well. However, if you use <text:span text:style-name="T167">AV</text:span> on a Block that contains Doubles it will convert all these Doubles to ceiling(a) which is not what you want in most cases. Thus: The use of <text:span text:style-name="T168">av</text:span> is recommended as it is safer.</text:p>
      <text:h text:style-name="Heading_20_3" text:outline-level="3">Box <text:span text:style-name="T169">bx</text:span></text:h>
      <text:p text:style-name="First_20_paragraph"><text:span text:style-name="T170">Any a:</text:span> Puts <text:span text:style-name="T171">a</text:span> into a Block.</text:p>
      <text:p text:style-name="P110">blsq ) 5bx</text:p>
      <text:p text:style-name="P111">{5}</text:p>
      <text:p text:style-name="P112">blsq ) 'abx</text:p>
      <text:p text:style-name="P113">{'a}</text:p>
      <text:h text:style-name="Heading_20_3" text:outline-level="3">Concat <text:span text:style-name="T172">\[</text:span></text:h>
      <text:p text:style-name="First_20_paragraph"><text:span text:style-name="T173">Block {}:</text:span> <text:span text:style-name="T174">Defined</text:span><text:span text:style-name="T175"> </text:span><text:span text:style-name="T176">as:</text:span> <text:span text:style-name="T177">{}</text:span>. Empty Block becomes empty Block.</text:p>
      <text:p text:style-name="P114">blsq ) {}\[</text:p>
      <text:p text:style-name="P115">{}</text:p>
      <text:p text:style-name="First_20_paragraph"><text:span text:style-name="T178">Block {Block (Char a)}:</text:span> Return a single character string consisting of <text:span text:style-name="T179">a</text:span>.</text:p>
      <text:p text:style-name="P116">blsq ) {'a}\[</text:p>
      <text:p text:style-name="P117">"a"</text:p>
      <text:p text:style-name="First_20_paragraph"><text:span text:style-name="T180">Block a:</text:span> <text:span text:style-name="T181">Defined</text:span><text:span text:style-name="T182"> </text:span><text:span text:style-name="T183">as:</text:span> <text:span text:style-name="T184">{_+}r[</text:span>. Concatenates elements in a Block.</text:p>
      <text:p text:style-name="P118">blsq ) {{1 1} {2 1} {3}}{_+}r[</text:p>
      <text:p text:style-name="P119">{1 1 2 1 3}</text:p>
      <text:p text:style-name="P120">blsq ) {{1 1} {2 1} {3}}\[</text:p>
      <text:p text:style-name="P121">{1 1 2 1 3}</text:p>
      <text:p text:style-name="P122">blsq ) {'a 'b 'c}\[</text:p>
      <text:p text:style-name="P123">"abc"</text:p>
      <text:p text:style-name="First_20_paragraph"><text:span text:style-name="T185">Authors'</text:span><text:span text:style-name="T186"> </text:span><text:span text:style-name="T187">Notes:</text:span> There is an additional special case when <text:span text:style-name="T188">{_+}r[</text:span> does not return a Block the return value will be boxed. Why this special case exist remains unknown.</text:p>
      <text:h text:style-name="Heading_20_3" text:outline-level="3">ConcatMap <text:span text:style-name="T189">\m</text:span></text:h>
      <text:p text:style-name="First_20_paragraph"><text:span text:style-name="T190">Defined</text:span><text:span text:style-name="T191"> </text:span><text:span text:style-name="T192">as:</text:span> <text:span text:style-name="T193">m[\[</text:span>.</text:p>
      <text:p text:style-name="P124">blsq ) {1 2 3}{ro}m[\[</text:p>
      <text:p text:style-name="P125">{1 1 2 1 2 3}</text:p>
      <text:p text:style-name="P126">blsq ) {1 2 3}{ro}\m</text:p>
      <text:p text:style-name="P127">{1 1 2 1 2 3}</text:p>
      <text:p text:style-name="P128">blsq ) {1 2 3}{ro}m[</text:p>
      <text:p text:style-name="P129">{{1} {1 2} {1 2 3}}</text:p>
      <text:p text:style-name="P130">blsq ) "abc"{'ajr@}\m</text:p>
      <text:p text:style-name="P131">"aababc"</text:p>
      <text:p text:style-name="First_20_paragraph"><text:span text:style-name="T194">Authors'</text:span><text:span text:style-name="T195"> </text:span><text:span text:style-name="T196">Notes:</text:span> The Map built-in detects if the input argument is a String and will concat automatically. Compare these examples:</text:p>
      <text:p text:style-name="P132">blsq ) "abc"{'ajr@}m[</text:p>
      <text:p text:style-name="P133">{'a 'a 'b 'a 'b 'c}</text:p>
      <text:p text:style-name="P134">blsq ) "abc"XX{'ajr@}m[</text:p>
      <text:p text:style-name="P135">{{'a} {'a 'b} {'a 'b 'c}}</text:p>
      <text:p text:style-name="P136">blsq ) "abc"XX{'ajr@}\m</text:p>
      <text:p text:style-name="P137">{'a 'a 'b 'a 'b 'c}</text:p>
      <text:p text:style-name="P138">blsq ) "abc"XX{'ajr@}\m\[</text:p>
      <text:p text:style-name="P139">"aababc"</text:p>
      <text:p text:style-name="P140">blsq ) "abc"{'ajr@}\m</text:p>
      <text:p text:style-name="P141">"aababc"</text:p>
      <text:h text:style-name="Heading_20_3" text:outline-level="3">Contains <text:span text:style-name="T197">~[</text:span></text:h>
      <text:p text:style-name="First_20_paragraph"><text:span text:style-name="T198">Block a, Any b:</text:span> Returns 1 if <text:span text:style-name="T199">a</text:span> contains <text:span text:style-name="T200">b</text:span> otherwise returns 0.</text:p>
      <text:p text:style-name="P142">blsq ) {1 2 3}4~[</text:p>
      <text:p text:style-name="P143">0</text:p>
      <text:p text:style-name="P144">blsq ) {1 2 3}2~[</text:p>
      <text:p text:style-name="P145">1</text:p>
      <text:p text:style-name="First_20_paragraph"><text:span text:style-name="T201">String a, Char b:</text:span> Returns 1 if <text:span text:style-name="T202">a</text:span> contains <text:span text:style-name="T203">b</text:span> otherwise returns 0.</text:p>
      <text:p text:style-name="P146">blsq ) "abc"'b~[</text:p>
      <text:p text:style-name="P147">1</text:p>
      <text:p text:style-name="P148">blsq ) "abc"'z~[</text:p>
      <text:p text:style-name="P149">0</text:p>
      <text:p text:style-name="First_20_paragraph"><text:span text:style-name="T204">Int a, Int b:</text:span> Returns 1 if <text:span text:style-name="T205">a</text:span> contains <text:span text:style-name="T206">b</text:span> otherwise returns 0 (works on absolute values).</text:p>
      <text:p text:style-name="P150">blsq ) 1223 22~[</text:p>
      <text:p text:style-name="P151">1</text:p>
      <text:p text:style-name="P152">blsq ) 1223 21~[</text:p>
      <text:p text:style-name="P153">0</text:p>
      <text:p text:style-name="First_20_paragraph"><text:span text:style-name="T207">String a, String b:</text:span> Returns 1 if <text:span text:style-name="T208">a</text:span> contains <text:span text:style-name="T209">b</text:span> otherwise returns 0.</text:p>
      <text:p text:style-name="P154">blsq ) "hello" "ell"~[</text:p>
      <text:p text:style-name="P155">1</text:p>
      <text:p text:style-name="P156">blsq ) "hello" "elo"~[</text:p>
      <text:p text:style-name="P157">0</text:p>
      <text:h text:style-name="Heading_20_3" text:outline-level="3">Continuation <text:span text:style-name="T210">c!</text:span></text:h>
      <text:p text:style-name="First_20_paragraph">Generally speaking a <text:span text:style-name="T211">Continuation</text:span> refers to executing code on a snapshot of the stack and then pushing the result back to the actual stack. This means that this built-in lets you run code without destroying data on the stack.</text:p>
      <text:p text:style-name="Text_20_body"><text:span text:style-name="T212">Block a:</text:span> Run <text:span text:style-name="T213">a</text:span> as a Continuation.</text:p>
      <text:p text:style-name="P158">blsq ) 5 4.+</text:p>
      <text:p text:style-name="P159">9</text:p>
      <text:p text:style-name="P160">blsq ) 5 4{.+}c!</text:p>
      <text:p text:style-name="P161">9</text:p>
      <text:p text:style-name="P162">4</text:p>
      <text:p text:style-name="P163">5</text:p>
      <text:p text:style-name="P164">blsq ) 5 4{.+J}c!</text:p>
      <text:p text:style-name="P165">9</text:p>
      <text:p text:style-name="P166">4</text:p>
      <text:p text:style-name="P167">5</text:p>
      <text:h text:style-name="Heading_20_3" text:outline-level="3">Decrement <text:span text:style-name="T214">-.</text:span></text:h>
      <text:p text:style-name="First_20_paragraph"><text:span text:style-name="T215">Int a:</text:span> Decrements <text:span text:style-name="T216">a</text:span>.</text:p>
      <text:p text:style-name="P168">blsq ) 5-.</text:p>
      <text:p text:style-name="P169">4</text:p>
      <text:p text:style-name="First_20_paragraph"><text:span text:style-name="T217">Char a:</text:span> Returns the previous character (unicode point - 1)</text:p>
      <text:p text:style-name="P170">blsq ) 'c-.</text:p>
      <text:p text:style-name="P171">'b</text:p>
      <text:p text:style-name="First_20_paragraph"><text:span text:style-name="T218">String a:</text:span> Prepend first character of <text:span text:style-name="T219">a</text:span> to <text:span text:style-name="T220">a</text:span>.</text:p>
      <text:p text:style-name="P172">blsq ) "abc"-.</text:p>
      <text:p text:style-name="P173">"aabc"</text:p>
      <text:p text:style-name="First_20_paragraph"><text:span text:style-name="T221">Block a:</text:span> Prepend first element of <text:span text:style-name="T222">a</text:span> to <text:span text:style-name="T223">a</text:span>.</text:p>
      <text:p text:style-name="P174">blsq ) {1 2 3}-.</text:p>
      <text:p text:style-name="P175">{1 1 2 3}</text:p>
      <text:h text:style-name="Heading_20_3" text:outline-level="3">Difference <text:span text:style-name="T224">\\</text:span></text:h>
      <text:p text:style-name="First_20_paragraph"><text:span text:style-name="T225">Notes:</text:span> If left argument contains duplicates as many of them will be removed as are in the right argument. Order is preserved.</text:p>
      <text:p text:style-name="Text_20_body"><text:span text:style-name="T226">Block a, Block b:</text:span> Difference of <text:span text:style-name="T227">a</text:span> and <text:span text:style-name="T228">b</text:span>.</text:p>
      <text:p text:style-name="P176">blsq ) {1 1 1 2 3}{1 1}\\</text:p>
      <text:p text:style-name="P177">{1 2 3}</text:p>
      <text:p text:style-name="First_20_paragraph"><text:span text:style-name="T229">String a, String b:</text:span> Difference of <text:span text:style-name="T230">a</text:span> and <text:span text:style-name="T231">b</text:span>.</text:p>
      <text:p text:style-name="P178">blsq ) "abcde""ce"\\</text:p>
      <text:p text:style-name="P179">"abd"</text:p>
      <text:p text:style-name="First_20_paragraph"><text:span text:style-name="T232">Int a, Int b:</text:span> Difference of <text:span text:style-name="T233">a</text:span> and <text:span text:style-name="T234">b</text:span>.</text:p>
      <text:p text:style-name="P180">blsq ) 1232 22\\</text:p>
      <text:p text:style-name="P181">13</text:p>
      <text:h text:style-name="Heading_20_3" text:outline-level="3">Div <text:span text:style-name="T235">./</text:span></text:h>
      <text:p text:style-name="First_20_paragraph"><text:span text:style-name="T236">Int a, Int b:</text:span> Integer division.</text:p>
      <text:p text:style-name="P182">blsq ) 10 3./</text:p>
      <text:p text:style-name="P183">3</text:p>
      <text:p text:style-name="First_20_paragraph"><text:span text:style-name="T237">Double a, Double b:</text:span> Double division.</text:p>
      <text:p text:style-name="P184">blsq ) 10.0 3.0./</text:p>
      <text:p text:style-name="P185">3.3333333333333335</text:p>
      <text:p text:style-name="First_20_paragraph"><text:span text:style-name="T238">String a, String b:</text:span> Removes <text:span text:style-name="T239">b</text:span> from the beginning of <text:span text:style-name="T240">a</text:span> iff <text:span text:style-name="T241">b</text:span> is a prefix of <text:span text:style-name="T242">a</text:span>.</text:p>
      <text:p text:style-name="P186">blsq ) "README.md" "README" ./</text:p>
      <text:p text:style-name="P187">".md"</text:p>
      <text:p text:style-name="P188">blsq ) "README.md" "REDME" ./</text:p>
      <text:p text:style-name="P189">"README.md"</text:p>
      <text:p text:style-name="First_20_paragraph"><text:span text:style-name="T243">Block a, Block b:</text:span> Removes <text:span text:style-name="T244">b</text:span> from the beginning of <text:span text:style-name="T245">a</text:span> iff <text:span text:style-name="T246">b</text:span> is a prefix of <text:span text:style-name="T247">a</text:span>.</text:p>
      <text:p text:style-name="P190">blsq ) {1 2 3}{1 2}./</text:p>
      <text:p text:style-name="P191">{3}</text:p>
      <text:p text:style-name="P192">blsq ) {1 2 3}{2 2}./</text:p>
      <text:p text:style-name="P193">{1 2 3}</text:p>
      <text:p text:style-name="First_20_paragraph"><text:span text:style-name="T248">Int a, Double b:</text:span> Converts <text:span text:style-name="T249">a</text:span> to Double, then divides.</text:p>
      <text:p text:style-name="P194">blsq ) 10 3.0./</text:p>
      <text:p text:style-name="P195">3.3333333333333335</text:p>
      <text:p text:style-name="First_20_paragraph"><text:span text:style-name="T250">Double a, Int b:</text:span> Converts <text:span text:style-name="T251">b</text:span> to Double, then divides.</text:p>
      <text:p text:style-name="P196">blsq ) 10.0 3./</text:p>
      <text:p text:style-name="P197">3.3333333333333335</text:p>
      <text:h text:style-name="Heading_20_3" text:outline-level="3">Duplicate <text:span text:style-name="T252">J</text:span> <text:span text:style-name="T253">^^</text:span></text:h>
      <text:p text:style-name="First_20_paragraph">Duplicates the top most element.</text:p>
      <text:p text:style-name="P198">blsq ) 5</text:p>
      <text:p text:style-name="P199">5</text:p>
      <text:p text:style-name="P200">blsq ) 5J</text:p>
      <text:p text:style-name="P201">5</text:p>
      <text:p text:style-name="P202">5</text:p>
      <text:h text:style-name="Heading_20_3" text:outline-level="3">Equal <text:span text:style-name="T254">==</text:span></text:h>
      <text:p text:style-name="First_20_paragraph"><text:span text:style-name="T255">Any a, Any b:</text:span> Returns 1 if <text:span text:style-name="T256">a == b</text:span> else returns 0.</text:p>
      <text:p text:style-name="P203">blsq ) 5 5==</text:p>
      <text:p text:style-name="P204">1</text:p>
      <text:p text:style-name="P205">blsq ) 5.0 5==</text:p>
      <text:p text:style-name="P206">0</text:p>
      <text:p text:style-name="P207">blsq ) 3 2==</text:p>
      <text:p text:style-name="P208">0</text:p>
      <text:p text:style-name="P209">blsq ) {1 23}{1 23}==</text:p>
      <text:p text:style-name="P210">1</text:p>
      <text:h text:style-name="Heading_20_3" text:outline-level="3">Eval <text:span text:style-name="T257">e!</text:span></text:h>
      <text:p text:style-name="First_20_paragraph"><text:span text:style-name="T258">Block a:</text:span> Evaluates (executes) <text:span text:style-name="T259">a</text:span>.</text:p>
      <text:p text:style-name="P211">blsq ) {5 5.+}e!</text:p>
      <text:p text:style-name="P212">10</text:p>
      <text:p text:style-name="First_20_paragraph"><text:span text:style-name="T260">Authors'</text:span><text:span text:style-name="T261"> </text:span><text:span text:style-name="T262">Notes:</text:span> If you want to eval a String use <text:span text:style-name="T263">pe</text:span>.</text:p>
      <text:h text:style-name="Heading_20_3" text:outline-level="3">EvalMany <text:span text:style-name="T264">E!</text:span></text:h>
      <text:p text:style-name="First_20_paragraph"><text:span text:style-name="T265">Defined</text:span><text:span text:style-name="T266"> </text:span><text:span text:style-name="T267">as:</text:span> <text:span text:style-name="T268">.*\[e!</text:span>. This built-in can be used to evaluate a Block a number of times.</text:p>
      <text:p text:style-name="P213">blsq ) 1{J.+}1E!</text:p>
      <text:p text:style-name="P214">2</text:p>
      <text:p text:style-name="P215">blsq ) 1{J.+}2E!</text:p>
      <text:p text:style-name="P216">4</text:p>
      <text:p text:style-name="P217">blsq ) 1{J.+}3E!</text:p>
      <text:p text:style-name="P218">8</text:p>
      <text:p text:style-name="P219">blsq ) 1{J.+}4E!</text:p>
      <text:p text:style-name="P220">16</text:p>
      <text:p text:style-name="P221">blsq ) 1{J.+}4.*\[e!</text:p>
      <text:p text:style-name="P222">16</text:p>
      <text:h text:style-name="Heading_20_3" text:outline-level="3">Explode <text:span text:style-name="T269">XX</text:span></text:h>
      <text:p text:style-name="First_20_paragraph"><text:span text:style-name="T270">String a:</text:span> Converts <text:span text:style-name="T271">a</text:span> to a Block of characters.</text:p>
      <text:p text:style-name="P223">blsq ) "abc"XX</text:p>
      <text:p text:style-name="P224">{'a 'b 'c}</text:p>
      <text:p text:style-name="First_20_paragraph"><text:span text:style-name="T272">Int a:</text:span> Converts <text:span text:style-name="T273">a</text:span> to a Block of digits (works on absolute value.</text:p>
      <text:p text:style-name="P225">blsq ) 971XX</text:p>
      <text:p text:style-name="P226">{9 7 1}</text:p>
      <text:p text:style-name="First_20_paragraph"><text:span text:style-name="T274">Double a:</text:span> Converts <text:span text:style-name="T275">a</text:span> to a Block containing floor(<text:span text:style-name="T276">a</text:span>) and ceiling(<text:span text:style-name="T277">a</text:span>).</text:p>
      <text:p text:style-name="P227">blsq ) 5.3XX</text:p>
      <text:p text:style-name="P228">{5 6}</text:p>
      <text:p text:style-name="First_20_paragraph"><text:span text:style-name="T278">Char a:</text:span> Converts to String.</text:p>
      <text:p text:style-name="P229">blsq ) 'aXX</text:p>
      <text:p text:style-name="P230">"a"</text:p>
      <text:p text:style-name="First_20_paragraph"><text:span text:style-name="T279">Block a:</text:span> No operation.</text:p>
      <text:p text:style-name="P231">blsq ) {1 2}XX</text:p>
      <text:p text:style-name="P232">{1 2}</text:p>
      <text:p text:style-name="First_20_paragraph"><text:span text:style-name="T280">Authors'</text:span><text:span text:style-name="T281"> </text:span><text:span text:style-name="T282">Notes:</text:span> Sometimes this built-in is also referred to as <text:span text:style-name="T283">Xplode</text:span>.</text:p>
      <text:h text:style-name="Heading_20_3" text:outline-level="3">Format <text:span text:style-name="T284">FF</text:span></text:h>
      <text:p text:style-name="First_20_paragraph"><text:span text:style-name="T285">Pretty a, Int format:</text:span> Change format of <text:span text:style-name="T286">a</text:span> to <text:span text:style-name="T287">format</text:span>.</text:p>
      <text:p text:style-name="Text_20_body">Formats are:</text:p>
      <text:list text:style-name="L3">
        <text:list-item>
          <text:p text:style-name="P233">0 - Normal</text:p>
        </text:list-item>
        <text:list-item>
          <text:p text:style-name="P233">1 - No spaces</text:p>
        </text:list-item>
        <text:list-item>
          <text:p text:style-name="P233">2 - With spaces</text:p>
        </text:list-item>
        <text:list-item>
          <text:p text:style-name="P233">3 - Raw</text:p>
        </text:list-item>
      </text:list>
      <text:p text:style-name="P234">blsq ) {1 2 {3 4 "5"}}sh0FF</text:p>
      <text:p text:style-name="P235">[1, 2, [3, 4, "5"]]</text:p>
      <text:p text:style-name="P236">blsq ) {1 2 {3 4 "5"}}sh1FF</text:p>
      <text:p text:style-name="P237">[1,2,[3,4,"5"]]</text:p>
      <text:p text:style-name="P238">blsq ) {1 2 {3 4 "5"}}sh2FF</text:p>
      <text:p text:style-name="P239">[1 2 [3 4 "5"]]</text:p>
      <text:p text:style-name="P240">blsq ) {1 2 {3 4 "5"}}sh3FF</text:p>
      <text:p text:style-name="P241">{1 2 {3 4 "5"}}</text:p>
      <text:h text:style-name="Heading_20_3" text:outline-level="3">FormatFromFormat <text:span text:style-name="T288">Ff</text:span></text:h>
      <text:p text:style-name="First_20_paragraph"><text:span text:style-name="T289">Defined</text:span><text:span text:style-name="T290"> </text:span><text:span text:style-name="T291">as:</text:span> <text:span text:style-name="T292">FFff</text:span>. Generally just a shortcut for <text:span text:style-name="T293">FFff</text:span>.</text:p>
      <text:p text:style-name="P242">blsq ) {1 2 {3 4}}sh2Ff</text:p>
      <text:p text:style-name="P243">"[1 2 [3 4]]"</text:p>
      <text:p text:style-name="First_20_paragraph"><text:span text:style-name="T294">Authors'</text:span><text:span text:style-name="T295"> </text:span><text:span text:style-name="T296">Notes:</text:span> In most cases you want to use <text:span text:style-name="T297">SH</text:span> directly.</text:p>
      <text:h text:style-name="Heading_20_3" text:outline-level="3">FromFormat <text:span text:style-name="T298">ff</text:span></text:h>
      <text:p text:style-name="First_20_paragraph"><text:span text:style-name="T299">Pretty a:</text:span> Converts the <text:span text:style-name="T300">a</text:span> to String.</text:p>
      <text:p text:style-name="P244">blsq ) {1 2 {3 4}}shff</text:p>
      <text:p text:style-name="P245">"[1, 2, [3, 4]]"</text:p>
      <text:p text:style-name="P246">blsq ) {1 2 {3 4}}sh2FFff</text:p>
      <text:p text:style-name="P247">"[1 2 [3 4]]"</text:p>
      <text:h text:style-name="Heading_20_3" text:outline-level="3">Greater <text:span text:style-name="T301">.&gt;</text:span></text:h>
      <text:p text:style-name="First_20_paragraph"><text:span text:style-name="T302">Any a, Any b:</text:span> Returns 1 if <text:span text:style-name="T303">a &gt; b</text:span> else returns 0.</text:p>
      <text:p text:style-name="P248">blsq ) 3.0 2.9 .&gt;</text:p>
      <text:p text:style-name="P249">1</text:p>
      <text:p text:style-name="P250">blsq ) 2.0 2.9 .&gt;</text:p>
      <text:p text:style-name="P251">0</text:p>
      <text:p text:style-name="P252">blsq ) 10 5 .&gt;</text:p>
      <text:p text:style-name="P253">1</text:p>
      <text:p text:style-name="P254">blsq ) 10 5.0 .&gt;</text:p>
      <text:p text:style-name="P255">0</text:p>
      <text:p text:style-name="P256">blsq ) 'a 1 .&gt;</text:p>
      <text:p text:style-name="P257">1</text:p>
      <text:p text:style-name="P258">blsq ) 'a 9.0 .&gt;</text:p>
      <text:p text:style-name="P259">1</text:p>
      <text:p text:style-name="P260">blsq ) 'a {} .&gt;</text:p>
      <text:p text:style-name="P261">0</text:p>
      <text:p text:style-name="P262">blsq ) {} 9.0 .&gt;</text:p>
      <text:p text:style-name="P263">1</text:p>
      <text:p text:style-name="P264">blsq ) {} 9 .&gt;</text:p>
      <text:p text:style-name="P265">1</text:p>
      <text:p text:style-name="First_20_paragraph"><text:span text:style-name="T304">Note:</text:span> Comparing values with different types may result in unexpected (but determinstic, thus not undefined) behaviour.</text:p>
      <text:h text:style-name="Heading_20_3" text:outline-level="3">Group <text:span text:style-name="T305">=[</text:span></text:h>
      <text:p text:style-name="First_20_paragraph"><text:span text:style-name="T306">Block a:</text:span> Groups together elements next to each other that are equal.</text:p>
      <text:p text:style-name="P266">blsq ) {1 2 2 3 4 4 5 6}=[</text:p>
      <text:p text:style-name="P267">{{1} {2 2} {3} {4 4} {5} {6}}</text:p>
      <text:p text:style-name="P268">blsq ) {1 2 2 3 4 4 4 6}=[</text:p>
      <text:p text:style-name="P269">{{1} {2 2} {3} {4 4 4} {6}}</text:p>
      <text:p text:style-name="First_20_paragraph"><text:span text:style-name="T307">String a:</text:span> Groups together characters next to each other that are equal.</text:p>
      <text:p text:style-name="P270">blsq ) "abbbbbc"=[</text:p>
      <text:p text:style-name="P271">{"a" "bbbbb" "c"}</text:p>
      <text:p text:style-name="First_20_paragraph"><text:span text:style-name="T308">See</text:span><text:span text:style-name="T309"> </text:span><text:span text:style-name="T310">also:</text:span> <text:span text:style-name="T311">GroupBy</text:span>.</text:p>
      <text:h text:style-name="Heading_20_3" text:outline-level="3">Head <text:span text:style-name="T312">-]</text:span></text:h>
      <text:p text:style-name="First_20_paragraph"><text:span text:style-name="T313">Block a:</text:span> Returns the first element of <text:span text:style-name="T314">a</text:span>.</text:p>
      <text:p text:style-name="P272">blsq ) {2 4 0}-]</text:p>
      <text:p text:style-name="P273">2</text:p>
      <text:p text:style-name="First_20_paragraph"><text:span text:style-name="T315">String a:</text:span> Returns the first character of <text:span text:style-name="T316">a</text:span>.</text:p>
      <text:p text:style-name="P274">blsq ) "abc"-]</text:p>
      <text:p text:style-name="P275">'a</text:p>
      <text:p text:style-name="First_20_paragraph"><text:span text:style-name="T317">Authors'</text:span><text:span text:style-name="T318"> </text:span><text:span text:style-name="T319">Notes:</text:span> If you need the first character of <text:span text:style-name="T320">a</text:span> as a String use <text:span text:style-name="T321">-~</text:span>.</text:p>
      <text:p text:style-name="Text_20_body"><text:span text:style-name="T322">Int a:</text:span> Returns the first digit of <text:span text:style-name="T323">a</text:span> (works on absolute value).</text:p>
      <text:p text:style-name="P276">blsq ) -451-]</text:p>
      <text:p text:style-name="P277">4</text:p>
      <text:h text:style-name="Heading_20_3" text:outline-level="3">HeadTail <text:span text:style-name="T324">-~</text:span></text:h>
      <text:p text:style-name="First_20_paragraph"><text:span text:style-name="T325">Defined</text:span><text:span text:style-name="T326"> </text:span><text:span text:style-name="T327">as:</text:span> <text:span text:style-name="T328">-][-</text:span>.</text:p>
      <text:p text:style-name="P278">blsq ) "abcd"-][-</text:p>
      <text:p text:style-name="P279">"a"</text:p>
      <text:p text:style-name="P280">blsq ) {{1 2 3} {4 5 6}}-~</text:p>
      <text:p text:style-name="P281">{2 3}</text:p>
      <text:p text:style-name="P282">blsq ) "abcd"-~</text:p>
      <text:p text:style-name="P283">"a"</text:p>
      <text:p text:style-name="First_20_paragraph"><text:span text:style-name="T329">Authors'</text:span><text:span text:style-name="T330"> </text:span><text:span text:style-name="T331">Notes:</text:span> Useful to get the first character of a String as a String.</text:p>
      <text:h text:style-name="Heading_20_3" text:outline-level="3">IfElse <text:span text:style-name="T332">ie</text:span></text:h>
      <text:p text:style-name="First_20_paragraph"><text:span text:style-name="T333">Block a, Block b, Int a:</text:span> Executes <text:span text:style-name="T334">a</text:span> if b is not zero, otherwise executes <text:span text:style-name="T335">b</text:span>.</text:p>
      <text:p text:style-name="P284">blsq ) 5{3.*}{2.*}1ie</text:p>
      <text:p text:style-name="P285">15</text:p>
      <text:p text:style-name="P286">blsq ) 5{3.*}{2.*}0ie</text:p>
      <text:p text:style-name="P287">10</text:p>
      <text:p text:style-name="First_20_paragraph"><text:span text:style-name="T336">Authors'</text:span><text:span text:style-name="T337"> </text:span><text:span text:style-name="T338">Notes:</text:span> This built-in is terrible because in most real-world cases it requires at least two additional swaps to get the result of a predicate to the top of the stack.</text:p>
      <text:h text:style-name="Heading_20_3" text:outline-level="3">Iff <text:span text:style-name="T339">if</text:span></text:h>
      <text:p text:style-name="First_20_paragraph"><text:span text:style-name="T340">Int a, Block b:</text:span> Executes <text:span text:style-name="T341">b</text:span> only iff <text:span text:style-name="T342">a</text:span> is not zero.</text:p>
      <text:p text:style-name="P288">blsq ) 5 1{3.*}if</text:p>
      <text:p text:style-name="P289">15</text:p>
      <text:p text:style-name="P290">blsq ) 5 0{3.*}if</text:p>
      <text:p text:style-name="P291">5</text:p>
      <text:p text:style-name="First_20_paragraph"><text:span text:style-name="T343">Block a, Int b:</text:span> Executes <text:span text:style-name="T344">a</text:span> only iff <text:span text:style-name="T345">b</text:span> is not zero.</text:p>
      <text:p text:style-name="P292">blsq ) 5{3.*}0if</text:p>
      <text:p text:style-name="P293">5</text:p>
      <text:p text:style-name="P294">blsq ) 5{3.*}1if</text:p>
      <text:p text:style-name="P295">15</text:p>
      <text:h text:style-name="Heading_20_3" text:outline-level="3">Increment <text:span text:style-name="T346">+.</text:span></text:h>
      <text:p text:style-name="First_20_paragraph"><text:span text:style-name="T347">Int a:</text:span> Increments a.</text:p>
      <text:p text:style-name="P296">blsq ) 5+.</text:p>
      <text:p text:style-name="P297">6</text:p>
      <text:p text:style-name="First_20_paragraph"><text:span text:style-name="T348">Char a:</text:span> Returns the next character (unicode point + 1).</text:p>
      <text:p text:style-name="P298">blsq ) 'a+.</text:p>
      <text:p text:style-name="P299">'b</text:p>
      <text:p text:style-name="First_20_paragraph"><text:span text:style-name="T349">String a:</text:span> Appends the last character of <text:span text:style-name="T350">a</text:span> to <text:span text:style-name="T351">a</text:span>.</text:p>
      <text:p text:style-name="P300">blsq ) "abc"+.</text:p>
      <text:p text:style-name="P301">"abcc"</text:p>
      <text:p text:style-name="First_20_paragraph"><text:span text:style-name="T352">Block a:</text:span> Appends the last element of <text:span text:style-name="T353">a</text:span> to <text:span text:style-name="T354">a</text:span>.</text:p>
      <text:p text:style-name="P302">blsq ) {1 2 3}+.</text:p>
      <text:p text:style-name="P303">{1 2 3 3}</text:p>
      <text:h text:style-name="Heading_20_3" text:outline-level="3">InfixOf <text:span text:style-name="T355">~~</text:span></text:h>
      <text:p text:style-name="First_20_paragraph"><text:span text:style-name="T356">Block a, Block b:</text:span> Returns 1 if <text:span text:style-name="T357">b</text:span> is an infix of <text:span text:style-name="T358">a</text:span> otherwise returns 0.</text:p>
      <text:p text:style-name="P304">blsq ) {1 2 3 4}{2 3}~~</text:p>
      <text:p text:style-name="P305">1</text:p>
      <text:p text:style-name="P306">blsq ) {1 2 3 4}{3 3}~~</text:p>
      <text:p text:style-name="P307">0</text:p>
      <text:p text:style-name="First_20_paragraph"><text:span text:style-name="T359">Authors'</text:span><text:span text:style-name="T360"> </text:span><text:span text:style-name="T361">Notes:</text:span> For Strings use <text:span text:style-name="T362">~[</text:span>.</text:p>
      <text:h text:style-name="Heading_20_3" text:outline-level="3">Init <text:span text:style-name="T363">~]</text:span></text:h>
      <text:p text:style-name="First_20_paragraph"><text:span text:style-name="T364">Block a:</text:span> Returns all but the last elements of <text:span text:style-name="T365">a</text:span>.</text:p>
      <text:p text:style-name="P308">blsq ) {1 2 3}~]</text:p>
      <text:p text:style-name="P309">{1 2}</text:p>
      <text:p text:style-name="First_20_paragraph"><text:span text:style-name="T366">String a:</text:span> Returns all but the last character of <text:span text:style-name="T367">a</text:span>.</text:p>
      <text:p text:style-name="P310">blsq ) "12a"~]</text:p>
      <text:p text:style-name="P311">"12"</text:p>
      <text:p text:style-name="First_20_paragraph"><text:span text:style-name="T368">Int a:</text:span> Returns all but the last digit of <text:span text:style-name="T369">a</text:span> (as Integer) (works on absolute value).</text:p>
      <text:p text:style-name="P312">blsq ) 451~]</text:p>
      <text:p text:style-name="P313">45</text:p>
      <text:h text:style-name="Heading_20_3" text:outline-level="3">InitTail <text:span text:style-name="T370">~-</text:span></text:h>
      <text:p text:style-name="First_20_paragraph"><text:span text:style-name="T371">Defined</text:span><text:span text:style-name="T372"> </text:span><text:span text:style-name="T373">as:</text:span> <text:span text:style-name="T374">~][-</text:span>. Can be used to remove the first and last element of a String/Block.</text:p>
      <text:p text:style-name="P314">blsq ) "abcd"~][-</text:p>
      <text:p text:style-name="P315">"bc"</text:p>
      <text:p text:style-name="P316">blsq ) "abcd"~-</text:p>
      <text:p text:style-name="P317">"bc"</text:p>
      <text:h text:style-name="Heading_20_3" text:outline-level="3">Intersection <text:span text:style-name="T375">IN</text:span></text:h>
      <text:p text:style-name="First_20_paragraph"><text:span text:style-name="T376">Notes:</text:span> Duplicates in the left argument are preserved. Order is preserved.</text:p>
      <text:p text:style-name="Text_20_body"><text:span text:style-name="T377">Block a, Block b:</text:span> Intersection of <text:span text:style-name="T378">a</text:span> and <text:span text:style-name="T379">b</text:span>.</text:p>
      <text:p text:style-name="P318">blsq ) {5 1 1 2 2 2 2} {1 2 2 2 3 4 5}IN</text:p>
      <text:p text:style-name="P319">{5 1 1 2 2 2 2}</text:p>
      <text:p text:style-name="First_20_paragraph"><text:span text:style-name="T380">String a, String b:</text:span> Intersection of <text:span text:style-name="T381">a</text:span> and <text:span text:style-name="T382">b</text:span>.</text:p>
      <text:p text:style-name="P320">blsq ) "abc""dce"IN</text:p>
      <text:p text:style-name="P321">"c"</text:p>
      <text:p text:style-name="First_20_paragraph"><text:span text:style-name="T383">Int a, Int b:</text:span> Intersection of <text:span text:style-name="T384">a</text:span> and <text:span text:style-name="T385">b</text:span>.</text:p>
      <text:p text:style-name="P322">blsq ) 512 721IN</text:p>
      <text:p text:style-name="P323">12</text:p>
      <text:h text:style-name="Heading_20_3" text:outline-level="3">Intersperse <text:span text:style-name="T386">[[</text:span></text:h>
      <text:p text:style-name="First_20_paragraph"><text:span text:style-name="T387">Any a, Block b:</text:span> Inserts <text:span text:style-name="T388">a</text:span> between elements in <text:span text:style-name="T389">b</text:span>.</text:p>
      <text:p text:style-name="P324">blsq ) 0{1 2 3}[[</text:p>
      <text:p text:style-name="P325">{1 0 2 0 3}</text:p>
      <text:p text:style-name="First_20_paragraph"><text:span text:style-name="T390">Char a, String b:</text:span> Inserts <text:span text:style-name="T391">a</text:span> between characters in <text:span text:style-name="T392">b</text:span>.</text:p>
      <text:p text:style-name="P326">blsq ) 'x"abc"[[</text:p>
      <text:p text:style-name="P327">"axbxc"</text:p>
      <text:p text:style-name="First_20_paragraph"><text:span text:style-name="T393">See</text:span><text:span text:style-name="T394"> </text:span><text:span text:style-name="T395">also:</text:span> <text:span text:style-name="T396">Intercalate</text:span>.</text:p>
      <text:h text:style-name="Heading_20_3" text:outline-level="3">Last <text:span text:style-name="T397">[~</text:span></text:h>
      <text:p text:style-name="First_20_paragraph"><text:span text:style-name="T398">String a:</text:span> Returns the last character of <text:span text:style-name="T399">a</text:span>.</text:p>
      <text:p text:style-name="P328">blsq ) "abc"[~</text:p>
      <text:p text:style-name="P329">'c</text:p>
      <text:p text:style-name="First_20_paragraph"><text:span text:style-name="T400">Block a:</text:span> Returns the last element of <text:span text:style-name="T401">a</text:span>.</text:p>
      <text:p text:style-name="P330">blsq ) {1 2 3}[~</text:p>
      <text:p text:style-name="P331">3</text:p>
      <text:p text:style-name="First_20_paragraph"><text:span text:style-name="T402">Int a:</text:span> Returns the last digit of <text:span text:style-name="T403">a</text:span> (works on absolute value).</text:p>
      <text:p text:style-name="P332">blsq ) 451[~</text:p>
      <text:p text:style-name="P333">1</text:p>
      <text:h text:style-name="Heading_20_3" text:outline-level="3">Length <text:span text:style-name="T404">L[</text:span></text:h>
      <text:p text:style-name="First_20_paragraph"><text:span text:style-name="T405">String a:</text:span> Number of characters in a String.</text:p>
      <text:p text:style-name="P334">blsq ) "abc"L[</text:p>
      <text:p text:style-name="P335">3</text:p>
      <text:p text:style-name="First_20_paragraph"><text:span text:style-name="T406">Block a:</text:span> Number of elements in a Block.</text:p>
      <text:p text:style-name="P336">blsq ) {1 2 3}L[</text:p>
      <text:p text:style-name="P337">3</text:p>
      <text:p text:style-name="First_20_paragraph"><text:span text:style-name="T407">Int a:</text:span> Converts to character based on unicode code point.</text:p>
      <text:p text:style-name="P338">blsq ) 69L[</text:p>
      <text:p text:style-name="P339">'E</text:p>
      <text:p text:style-name="P340">blsq ) 98L[</text:p>
      <text:p text:style-name="P341">'b</text:p>
      <text:p text:style-name="First_20_paragraph"><text:span text:style-name="T408">Char a:</text:span> Returns case as either <text:span text:style-name="T409">'A</text:span> or <text:span text:style-name="T410">'a</text:span>.</text:p>
      <text:p text:style-name="P342">blsq ) 'BL[</text:p>
      <text:p text:style-name="P343">'A</text:p>
      <text:p text:style-name="P344">blsq ) 'bL[</text:p>
      <text:p text:style-name="P345">'a</text:p>
      <text:h text:style-name="Heading_20_3" text:outline-level="3">Lines <text:span text:style-name="T411">ln</text:span></text:h>
      <text:p text:style-name="First_20_paragraph"><text:span text:style-name="T412">String a:</text:span> Split <text:span text:style-name="T413">a</text:span> into lines.</text:p>
      <text:p text:style-name="P346">blsq ) "abc\ndef\ngeh"ln</text:p>
      <text:p text:style-name="P347">{"abc" "def" "geh"}</text:p>
      <text:p text:style-name="First_20_paragraph"><text:span text:style-name="T414">Int a:</text:span> Number of digits in <text:span text:style-name="T415">a</text:span> (works on absolute value).</text:p>
      <text:p text:style-name="P348">blsq ) 123ln</text:p>
      <text:p text:style-name="P349">3</text:p>
      <text:p text:style-name="P350">blsq ) -123ln</text:p>
      <text:p text:style-name="P351">3</text:p>
      <text:p text:style-name="First_20_paragraph"><text:span text:style-name="T416">Block a, Block b:</text:span> Returns whichever is longer. If both are equal in length <text:span text:style-name="T417">b</text:span> is returned.</text:p>
      <text:p text:style-name="P352">blsq ) {1 2}{1 2 3}ln</text:p>
      <text:p text:style-name="P353">{1 2 3}</text:p>
      <text:p text:style-name="P354">blsq ) {1 2 4}{1 2 3}ln</text:p>
      <text:p text:style-name="P355">{1 2 3}</text:p>
      <text:p text:style-name="First_20_paragraph"><text:span text:style-name="T418">See</text:span><text:span text:style-name="T419"> </text:span><text:span text:style-name="T420">also:</text:span> <text:span text:style-name="T421">WithLines</text:span>.</text:p>
      <text:h text:style-name="Heading_20_3" text:outline-level="3">Map <text:span text:style-name="T422">m[</text:span></text:h>
      <text:p text:style-name="First_20_paragraph"><text:span text:style-name="T423">String a, Block f:</text:span> <text:span text:style-name="T424">Defined</text:span><text:span text:style-name="T425"> </text:span><text:span text:style-name="T426">as:</text:span> <text:span text:style-name="T427">jXXjm[\[</text:span>. Applies <text:span text:style-name="T428">f</text:span> to every character in <text:span text:style-name="T429">a</text:span>.</text:p>
      <text:p text:style-name="P356">blsq ) "aBc"{&lt;-}jXXjm[\[</text:p>
      <text:p text:style-name="P357">"AbC"</text:p>
      <text:p text:style-name="P358">blsq ) "aBc"{&lt;-}m[</text:p>
      <text:p text:style-name="P359">"AbC"</text:p>
      <text:p text:style-name="First_20_paragraph"><text:span text:style-name="T430">Block a, Block f:</text:span> Applies <text:span text:style-name="T431">f</text:span> to every element in <text:span text:style-name="T432">a</text:span>.</text:p>
      <text:p text:style-name="P360">blsq ) {1 2 3 4 5}{J.*}m[</text:p>
      <text:p text:style-name="P361">{1 4 9 16 25}</text:p>
      <text:p text:style-name="First_20_paragraph"><text:span text:style-name="T433">See</text:span><text:span text:style-name="T434"> </text:span><text:span text:style-name="T435">also:</text:span> <text:span text:style-name="T436">ConcatMap</text:span> and there are many other different versions and shortcuts for <text:span text:style-name="T437">Map</text:span>.</text:p>
      <text:h text:style-name="Heading_20_3" text:outline-level="3">Matches <text:span text:style-name="T438">~=</text:span></text:h>
      <text:p text:style-name="First_20_paragraph"><text:span text:style-name="T439">String str, String regex:</text:span> Returns 1 if <text:span text:style-name="T440">regex</text:span> matches <text:span text:style-name="T441">str</text:span> otherwise returns 0.</text:p>
      <text:p text:style-name="P362">blsq ) "123""[0-3]{3}"~=</text:p>
      <text:p text:style-name="P363">1</text:p>
      <text:p text:style-name="P364">blsq ) "123""[1-3]{3}"~=</text:p>
      <text:p text:style-name="P365">1</text:p>
      <text:p text:style-name="P366">blsq ) "123""[1-3]{4}"~=</text:p>
      <text:p text:style-name="P367">0</text:p>
      <text:h text:style-name="Heading_20_3" text:outline-level="3">MatchesList <text:span text:style-name="T442">=~</text:span></text:h>
      <text:p text:style-name="First_20_paragraph"><text:span text:style-name="T443">String str, String regex:</text:span> Returns the capturing groups as a list. Empty block if no matches or no capture groups were used in the regular expression.</text:p>
      <text:p text:style-name="P368">blsq ) "123abc""([0-3]{3}).(b.)"=~</text:p>
      <text:p text:style-name="P369">{"123" "bc"}</text:p>
      <text:h text:style-name="Heading_20_3" text:outline-level="3">Max <text:span text:style-name="T444">&gt;.</text:span></text:h>
      <text:p text:style-name="First_20_paragraph"><text:span text:style-name="T445">Any a, Any b:</text:span> Returns whichever is greatest.</text:p>
      <text:p text:style-name="P370">blsq ) 5 6&gt;.</text:p>
      <text:p text:style-name="P371">6</text:p>
      <text:p text:style-name="P372">blsq ) 6 5&gt;.</text:p>
      <text:p text:style-name="P373">6</text:p>
      <text:p text:style-name="P374">blsq ) {12}12&gt;.</text:p>
      <text:p text:style-name="P375">{12}</text:p>
      <text:h text:style-name="Heading_20_3" text:outline-level="3">Maximum <text:span text:style-name="T446">&gt;]</text:span></text:h>
      <text:p text:style-name="First_20_paragraph"><text:span text:style-name="T447">Block a:</text:span> Returns the maximum of <text:span text:style-name="T448">a</text:span>.</text:p>
      <text:p text:style-name="P376">blsq ) {1 2 3 2 1}&gt;]</text:p>
      <text:p text:style-name="P377">3</text:p>
      <text:p text:style-name="First_20_paragraph"><text:span text:style-name="T449">String a:</text:span> Returns the maximum of <text:span text:style-name="T450">a</text:span>.</text:p>
      <text:p text:style-name="P378">blsq ) "debca"&gt;]</text:p>
      <text:p text:style-name="P379">'e</text:p>
      <text:p text:style-name="First_20_paragraph"><text:span text:style-name="T451">Int a:</text:span> Returns the largest digit as an Integer.</text:p>
      <text:p text:style-name="P380">blsq ) 1971&gt;]</text:p>
      <text:p text:style-name="P381">9</text:p>
      <text:p text:style-name="P382">blsq ) 1671&gt;]</text:p>
      <text:p text:style-name="P383">7</text:p>
      <text:h text:style-name="Heading_20_3" text:outline-level="3">Min <text:span text:style-name="T452">&lt;.</text:span></text:h>
      <text:p text:style-name="First_20_paragraph"><text:span text:style-name="T453">Any a, Any b:</text:span> Returns whichever is smallest.</text:p>
      <text:p text:style-name="P384">blsq ) 5 4&lt;.</text:p>
      <text:p text:style-name="P385">4</text:p>
      <text:p text:style-name="P386">blsq ) 5 4&lt;.</text:p>
      <text:p text:style-name="P387">4</text:p>
      <text:p text:style-name="P388">blsq ) 10 10.0&lt;.</text:p>
      <text:p text:style-name="P389">10</text:p>
      <text:h text:style-name="Heading_20_3" text:outline-level="3">Minimum <text:span text:style-name="T454">&lt;]</text:span></text:h>
      <text:p text:style-name="First_20_paragraph"><text:span text:style-name="T455">Block a:</text:span> Returns the minimum of <text:span text:style-name="T456">a</text:span>.</text:p>
      <text:p text:style-name="P390">blsq ) {1 2 0 3}&lt;]</text:p>
      <text:p text:style-name="P391">0</text:p>
      <text:p text:style-name="First_20_paragraph"><text:span text:style-name="T457">String a:</text:span> Returns the minimum of <text:span text:style-name="T458">a</text:span>.</text:p>
      <text:p text:style-name="P392">blsq ) "bac"&lt;]</text:p>
      <text:p text:style-name="P393">'a</text:p>
      <text:p text:style-name="First_20_paragraph"><text:span text:style-name="T459">Int a:</text:span> Returns the smallest digit as an Integer.</text:p>
      <text:p text:style-name="P394">blsq ) 109&lt;]</text:p>
      <text:p text:style-name="P395">0</text:p>
      <text:h text:style-name="Heading_20_3" text:outline-level="3">Mod <text:span text:style-name="T460">.%</text:span></text:h>
      <text:p text:style-name="First_20_paragraph">This is an auto-zip and auto-map built-in.</text:p>
      <text:p text:style-name="Text_20_body"><text:span text:style-name="T461">Int a, Int b:</text:span> Integer modulo.</text:p>
      <text:p text:style-name="P396">blsq ) 10 3.%</text:p>
      <text:p text:style-name="P397">1</text:p>
      <text:h text:style-name="Heading_20_3" text:outline-level="3">Mul <text:span text:style-name="T462">.*</text:span></text:h>
      <text:p text:style-name="First_20_paragraph"><text:span text:style-name="T463">Int a, Int b:</text:span> Integer multiplication.</text:p>
      <text:p text:style-name="P398">blsq ) 2 3.*</text:p>
      <text:p text:style-name="P399">6</text:p>
      <text:p text:style-name="First_20_paragraph"><text:span text:style-name="T464">Double a, Double b:</text:span> Double multiplication.</text:p>
      <text:p text:style-name="P400">blsq ) 2.0 3.0.*</text:p>
      <text:p text:style-name="P401">6.0</text:p>
      <text:p text:style-name="First_20_paragraph"><text:span text:style-name="T465">String a, Int b:</text:span> Creates a Block containing <text:span text:style-name="T466">a</text:span> exactly <text:span text:style-name="T467">b</text:span> times.</text:p>
      <text:p text:style-name="P402">blsq ) "ab"3.*</text:p>
      <text:p text:style-name="P403">{"ab" "ab" "ab"}</text:p>
      <text:p text:style-name="First_20_paragraph"><text:span text:style-name="T468">Char a, Int b:</text:span> Creates a String containing <text:span text:style-name="T469">a</text:span> exactly <text:span text:style-name="T470">b</text:span> times.</text:p>
      <text:p text:style-name="P404">blsq ) 'a 3.*</text:p>
      <text:p text:style-name="P405">"aaa"</text:p>
      <text:p text:style-name="First_20_paragraph"><text:span text:style-name="T471">Block a, Int b:</text:span> Creates a Block containing <text:span text:style-name="T472">a</text:span> exactly <text:span text:style-name="T473">b</text:span> times.</text:p>
      <text:p text:style-name="P406">blsq ) {1 2}3.*</text:p>
      <text:p text:style-name="P407">{{1 2} {1 2} {1 2}}</text:p>
      <text:p text:style-name="First_20_paragraph"><text:span text:style-name="T474">String a, String b:</text:span> Appends <text:span text:style-name="T475">a</text:span> to <text:span text:style-name="T476">b</text:span> then reverses.</text:p>
      <text:p text:style-name="P408">blsq ) "123""456".*</text:p>
      <text:p text:style-name="P409">"321654"</text:p>
      <text:p text:style-name="First_20_paragraph"><text:span text:style-name="T477">Int a, Double b:</text:span> Converts <text:span text:style-name="T478">a</text:span> to Double, then multiplies.</text:p>
      <text:p text:style-name="P410">blsq ) 2 3.0.*</text:p>
      <text:p text:style-name="P411">6.0</text:p>
      <text:p text:style-name="First_20_paragraph"><text:span text:style-name="T479">Double a, Int b:</text:span> Converts <text:span text:style-name="T480">b</text:span> to Double, then multiplies.</text:p>
      <text:p text:style-name="P412">blsq ) 2.0 3.*</text:p>
      <text:p text:style-name="P413">6.0</text:p>
      <text:h text:style-name="Heading_20_3" text:outline-level="3">NotEqual <text:span text:style-name="T481">!=</text:span></text:h>
      <text:p text:style-name="First_20_paragraph"><text:span text:style-name="T482">Defined</text:span><text:span text:style-name="T483"> </text:span><text:span text:style-name="T484">as:</text:span> <text:span text:style-name="T485">==n!</text:span>.</text:p>
      <text:p text:style-name="P414">blsq ) 4 4==n!</text:p>
      <text:p text:style-name="P415">0</text:p>
      <text:p text:style-name="P416">blsq ) 4 3==n!</text:p>
      <text:p text:style-name="P417">1</text:p>
      <text:p text:style-name="P418">blsq ) 3 4==n!</text:p>
      <text:p text:style-name="P419">1</text:p>
      <text:p text:style-name="P420">blsq ) 3 4!=</text:p>
      <text:p text:style-name="P421">1</text:p>
      <text:p text:style-name="P422">blsq ) 4 4!=</text:p>
      <text:p text:style-name="P423">0</text:p>
      <text:h text:style-name="Heading_20_3" text:outline-level="3">Nub <text:span text:style-name="T486">NB</text:span></text:h>
      <text:p text:style-name="First_20_paragraph">Nub means <text:span text:style-name="T487">removing</text:span><text:span text:style-name="T488"> </text:span><text:span text:style-name="T489">duplicates</text:span>. Order is preserved.</text:p>
      <text:p text:style-name="Text_20_body"><text:span text:style-name="T490">Block a:</text:span> Nub <text:span text:style-name="T491">a</text:span>.</text:p>
      <text:p text:style-name="P424">blsq ) {5 1 1 2 2 2 2}NB</text:p>
      <text:p text:style-name="P425">{5 1 2}</text:p>
      <text:p text:style-name="First_20_paragraph"><text:span text:style-name="T492">String a:</text:span> Nub <text:span text:style-name="T493">a</text:span>.</text:p>
      <text:p text:style-name="P426">blsq ) "abccd"NB</text:p>
      <text:p text:style-name="P427">"abcd"</text:p>
      <text:p text:style-name="First_20_paragraph"><text:span text:style-name="T494">Int a:</text:span> Nub <text:span text:style-name="T495">a</text:span>.</text:p>
      <text:p text:style-name="P428">blsq ) 101010011NB</text:p>
      <text:p text:style-name="P429">10</text:p>
      <text:h text:style-name="Heading_20_3" text:outline-level="3">Or <text:span text:style-name="T496">||</text:span></text:h>
      <text:p text:style-name="First_20_paragraph">This built-in auto-zips if an argument provided is a Block.</text:p>
      <text:p text:style-name="Text_20_body"><text:span text:style-name="T497">Int a, Int b:</text:span> Bitwise OR.</text:p>
      <text:p text:style-name="P430">blsq ) 2 4||</text:p>
      <text:p text:style-name="P431">6</text:p>
      <text:p text:style-name="P432">blsq ) 2 {4 8}||</text:p>
      <text:p text:style-name="P433">{6 10}</text:p>
      <text:h text:style-name="Heading_20_3" text:outline-level="3">PadLeft <text:span text:style-name="T498">P[</text:span></text:h>
      <text:p text:style-name="First_20_paragraph"><text:span text:style-name="T499">Block a, Int b, Any c:</text:span> Pad <text:span text:style-name="T500">a</text:span> to length <text:span text:style-name="T501">b</text:span> by inserting <text:span text:style-name="T502">c</text:span> on the left (or removing elements from the right).</text:p>
      <text:p text:style-name="P434">blsq ) {3 4 5}4 1P[</text:p>
      <text:p text:style-name="P435">{1 3 4 5}</text:p>
      <text:p text:style-name="P436">blsq ) {3 4 5 6 7}4 1P[</text:p>
      <text:p text:style-name="P437">{3 4 5 6}</text:p>
      <text:p text:style-name="First_20_paragraph"><text:span text:style-name="T503">String a, Int b, Char c:</text:span> Pad <text:span text:style-name="T504">a</text:span> to length <text:span text:style-name="T505">b</text:span> by inserting <text:span text:style-name="T506">c</text:span> on the left (or removing characters from the right).</text:p>
      <text:p text:style-name="P438">blsq ) "12"4' P[</text:p>
      <text:p text:style-name="P439">" <text:s text:c="1"/>12"</text:p>
      <text:p text:style-name="P440">blsq ) "12345"4' P[</text:p>
      <text:p text:style-name="P441">"1234"</text:p>
      <text:h text:style-name="Heading_20_3" text:outline-level="3">PadRight <text:span text:style-name="T507">[P</text:span></text:h>
      <text:p text:style-name="First_20_paragraph"><text:span text:style-name="T508">Block a, Int b, Any c:</text:span> Pad <text:span text:style-name="T509">a</text:span> to length <text:span text:style-name="T510">b</text:span> by inserting <text:span text:style-name="T511">c</text:span> on the right (or removing elements from the right).</text:p>
      <text:p text:style-name="P442">blsq ) {3 4 5}4 1[P</text:p>
      <text:p text:style-name="P443">{3 4 5 1}</text:p>
      <text:p text:style-name="P444">blsq ) {3 4 5 6 7}4 1[P</text:p>
      <text:p text:style-name="P445">{3 4 5 6}</text:p>
      <text:p text:style-name="First_20_paragraph"><text:span text:style-name="T512">String a, Int b, Char c:</text:span> Pad <text:span text:style-name="T513">a</text:span> to length <text:span text:style-name="T514">b</text:span> by inserting <text:span text:style-name="T515">c</text:span> on the right (or removing characters from the right).</text:p>
      <text:p text:style-name="P446">blsq ) "12345"4' [P</text:p>
      <text:p text:style-name="P447">"1234"</text:p>
      <text:p text:style-name="P448">blsq ) "12"4' [P</text:p>
      <text:p text:style-name="P449">"12 <text:s text:c="1"/>"</text:p>
      <text:h text:style-name="Heading_20_3" text:outline-level="3">Parse <text:span text:style-name="T516">ps</text:span></text:h>
      <text:p text:style-name="First_20_paragraph">This built-in auto-maps if the argument given is a Block.</text:p>
      <text:p text:style-name="Text_20_body"><text:span text:style-name="T517">String a:</text:span> Tries to parse <text:span text:style-name="T518">a</text:span> with the Burlesque parser. (Tries to parse <text:span text:style-name="T519">a</text:span> as Burlesque code). Returns a Block.</text:p>
      <text:p text:style-name="P450">blsq ) "5"ps</text:p>
      <text:p text:style-name="P451">{5}</text:p>
      <text:p text:style-name="P452">blsq ) "5 3.0.+"ps</text:p>
      <text:p text:style-name="P453">{5 3.0 .+}</text:p>
      <text:p text:style-name="P454">blsq ) "{5 3.0.+}m["ps</text:p>
      <text:p text:style-name="P455">{{5 3.0 .+} m[}</text:p>
      <text:p text:style-name="First_20_paragraph"><text:span text:style-name="T520">Authors'</text:span><text:span text:style-name="T521"> </text:span><text:span text:style-name="T522">Notes:</text:span> This built-in is handy. Instead of doing something like:</text:p>
      <text:p text:style-name="P456">blsq ) "5 3 6 7"wdri++</text:p>
      <text:p text:style-name="P457">21</text:p>
      <text:p text:style-name="First_20_paragraph">you can just do:</text:p>
      <text:p text:style-name="P458">blsq ) "5 3 6 7"ps++</text:p>
      <text:p text:style-name="P459">21</text:p>
      <text:h text:style-name="Heading_20_3" text:outline-level="3">Pop <text:span text:style-name="T523">vv</text:span></text:h>
      <text:p text:style-name="First_20_paragraph">Removes the element on top of the stack.</text:p>
      <text:p text:style-name="P460">blsq ) 1 2</text:p>
      <text:p text:style-name="P461">2</text:p>
      <text:p text:style-name="P462">1</text:p>
      <text:p text:style-name="P463">blsq ) 1 2vv</text:p>
      <text:p text:style-name="P464">1</text:p>
      <text:p text:style-name="First_20_paragraph"><text:span text:style-name="T524">Authors'</text:span><text:span text:style-name="T525"> </text:span><text:span text:style-name="T526">Notes:</text:span> If there only is one element on top of the stack using <text:span text:style-name="T527">,</text:span> is shorter.</text:p>
      <text:h text:style-name="Heading_20_3" text:outline-level="3">Pow <text:span text:style-name="T528">**</text:span></text:h>
      <text:p text:style-name="First_20_paragraph"><text:span text:style-name="T529">Int a, Int b:</text:span> Returns <text:span text:style-name="T530">a</text:span> to the power of <text:span text:style-name="T531">b</text:span> (<text:span text:style-name="T532">a ^ b</text:span>).</text:p>
      <text:p text:style-name="P465">blsq ) 2 3**</text:p>
      <text:p text:style-name="P466">8</text:p>
      <text:p text:style-name="First_20_paragraph"><text:span text:style-name="T533">Double a, Double b:</text:span> Returns <text:span text:style-name="T534">a</text:span> to the power of <text:span text:style-name="T535">b</text:span> (<text:span text:style-name="T536">a ^ b</text:span>).</text:p>
      <text:p text:style-name="P467">blsq ) 4.0 3.0**</text:p>
      <text:p text:style-name="P468">64.0</text:p>
      <text:p text:style-name="First_20_paragraph"><text:span text:style-name="T537">Block a, Block b:</text:span> Merges <text:span text:style-name="T538">a</text:span> and <text:span text:style-name="T539">b</text:span>. <text:span text:style-name="T540">c = a_1, b_1, a_2, b_2</text:span></text:p>
      <text:p text:style-name="P469">blsq ) {1 2 3}{4 5 6}**</text:p>
      <text:p text:style-name="P470">{1 4 2 5 3 6}</text:p>
      <text:p text:style-name="First_20_paragraph"><text:span text:style-name="T541">String a, String b:</text:span> Merges <text:span text:style-name="T542">a</text:span> and <text:span text:style-name="T543">b</text:span>.</text:p>
      <text:p text:style-name="P471">blsq ) "123""456"**</text:p>
      <text:p text:style-name="P472">"142536"</text:p>
      <text:p text:style-name="First_20_paragraph"><text:span text:style-name="T544">Char a:</text:span> Returns the unicode codepoint of <text:span text:style-name="T545">a</text:span> as an Integer.</text:p>
      <text:p text:style-name="P473">blsq ) 'A**</text:p>
      <text:p text:style-name="P474">65</text:p>
      <text:p text:style-name="P475">blsq ) 'a**</text:p>
      <text:p text:style-name="P476">97</text:p>
      <text:h text:style-name="Heading_20_3" text:outline-level="3">PrefixOf <text:span text:style-name="T546">~!</text:span></text:h>
      <text:p text:style-name="First_20_paragraph"><text:span text:style-name="T547">Block a, Block b:</text:span> Returns 1 if <text:span text:style-name="T548">b</text:span> is a prefix of <text:span text:style-name="T549">a</text:span> otherwise returns 0.</text:p>
      <text:p text:style-name="P477">blsq ) {1 4 3 2}{1 4}~!</text:p>
      <text:p text:style-name="P478">1</text:p>
      <text:p text:style-name="P479">blsq ) {1 4 3 2}{4 3}~!</text:p>
      <text:p text:style-name="P480">0</text:p>
      <text:p text:style-name="First_20_paragraph"><text:span text:style-name="T550">String a, String b:</text:span> Returns 1 if <text:span text:style-name="T551">b</text:span> is a prefix of <text:span text:style-name="T552">a</text:span> otherwise returns 0.</text:p>
      <text:p text:style-name="P481">blsq ) "http://mroman.ch" "http://"~!</text:p>
      <text:p text:style-name="P482">1</text:p>
      <text:p text:style-name="P483">blsq ) "http://mroman.ch" "https://"~!</text:p>
      <text:p text:style-name="P484">0</text:p>
      <text:p text:style-name="First_20_paragraph"><text:span text:style-name="T553">Int a, Int b:</text:span> Returns 1 if <text:span text:style-name="T554">b</text:span> is a prefix of <text:span text:style-name="T555">a</text:span> otherwise returns 0 (works on absolute values).</text:p>
      <text:p text:style-name="P485">blsq ) 1991 91~!</text:p>
      <text:p text:style-name="P486">0</text:p>
      <text:p text:style-name="P487">blsq ) 1991 199~!</text:p>
      <text:p text:style-name="P488">1</text:p>
      <text:h text:style-name="Heading_20_3" text:outline-level="3">Prepend <text:span text:style-name="T556">+]</text:span></text:h>
      <text:p text:style-name="First_20_paragraph"><text:span text:style-name="T557">Block a, Any b:</text:span> Prepend <text:span text:style-name="T558">b</text:span> to <text:span text:style-name="T559">a</text:span>.</text:p>
      <text:p text:style-name="P489">blsq ) {1 2}3+]</text:p>
      <text:p text:style-name="P490">{3 1 2}</text:p>
      <text:p text:style-name="First_20_paragraph"><text:span text:style-name="T560">String a, Char b:</text:span> Prepend <text:span text:style-name="T561">b</text:span> to <text:span text:style-name="T562">a</text:span>.</text:p>
      <text:p text:style-name="P491">blsq ) "ab"'c+]</text:p>
      <text:p text:style-name="P492">"cab"</text:p>
      <text:p text:style-name="First_20_paragraph"><text:span text:style-name="T563">Int a, Int b:</text:span> Prepends <text:span text:style-name="T564">b</text:span> to <text:span text:style-name="T565">a</text:span> (result is an Integer).</text:p>
      <text:p text:style-name="P493">blsq ) 12 23+]</text:p>
      <text:p text:style-name="P494">2312</text:p>
      <text:h text:style-name="Heading_20_3" text:outline-level="3">Pretty <text:span text:style-name="T566">sh</text:span></text:h>
      <text:p text:style-name="First_20_paragraph"><text:span text:style-name="T567">Any a:</text:span> Convert to a Pretty with format <text:span text:style-name="T568">Normal</text:span>.</text:p>
      <text:p text:style-name="P495">blsq ) "abc\ndef"sh</text:p>
      <text:p text:style-name="P496">abc</text:p>
      <text:p text:style-name="P497">def</text:p>
      <text:p text:style-name="P498">blsq ) {1 2 3}</text:p>
      <text:p text:style-name="P499">{1 2 3}</text:p>
      <text:p text:style-name="P500">blsq ) {1 2 3}sh</text:p>
      <text:p text:style-name="P501">[1, 2, 3]</text:p>
      <text:p text:style-name="P502">blsq ) 5.0</text:p>
      <text:p text:style-name="P503">5.0</text:p>
      <text:p text:style-name="P504">blsq ) 5.0sh</text:p>
      <text:p text:style-name="P505">5.0</text:p>
      <text:h text:style-name="Heading_20_3" text:outline-level="3">PrettyFormatFromFormat <text:span text:style-name="T569">SH</text:span></text:h>
      <text:p text:style-name="First_20_paragraph"><text:span text:style-name="T570">Defined</text:span><text:span text:style-name="T571"> </text:span><text:span text:style-name="T572">as:</text:span> <text:span text:style-name="T573">jshjFf</text:span>. Can be used to convert something to a String with a specified format.</text:p>
      <text:p text:style-name="P506">blsq ) {1 2 {3 4}}2SH</text:p>
      <text:p text:style-name="P507">"[1 2 [3 4]]"</text:p>
      <text:p text:style-name="P508">blsq ) {1 2 {3 4}}1SH</text:p>
      <text:p text:style-name="P509">"[1,2,[3,4]]"</text:p>
      <text:h text:style-name="Heading_20_3" text:outline-level="3">PrettyFromFormat <text:span text:style-name="T574">Sh</text:span></text:h>
      <text:p text:style-name="First_20_paragraph"><text:span text:style-name="T575">Defined</text:span><text:span text:style-name="T576"> </text:span><text:span text:style-name="T577">as:</text:span> <text:span text:style-name="T578">shff</text:span>. Can be used to convert something to a String with format <text:span text:style-name="T579">Normal</text:span>.</text:p>
      <text:p text:style-name="P510">blsq ) {1 2 3}Sh</text:p>
      <text:p text:style-name="P511">"[1, 2, 3]"</text:p>
      <text:h text:style-name="Heading_20_3" text:outline-level="3">PrettyPretty <text:span text:style-name="T580">sH</text:span></text:h>
      <text:p text:style-name="First_20_paragraph"><text:span text:style-name="T581">Defined</text:span><text:span text:style-name="T582"> </text:span><text:span text:style-name="T583">as:</text:span> <text:span text:style-name="T584">SHsh</text:span>. Can be used to convert something for display with a specified format.</text:p>
      <text:p text:style-name="P512">blsq ) {1 2 {3 4}}1sH</text:p>
      <text:p text:style-name="P513">[1,2,[3,4]]</text:p>
      <text:h text:style-name="Heading_20_3" text:outline-level="3">Product <text:span text:style-name="T585">pd</text:span></text:h>
      <text:p text:style-name="First_20_paragraph"><text:span text:style-name="T586">Block {}:</text:span> <text:span text:style-name="T587">Defined</text:span><text:span text:style-name="T588"> </text:span><text:span text:style-name="T589">as:</text:span> <text:span text:style-name="T590">1</text:span>. The product of an empty block is one.</text:p>
      <text:p text:style-name="Text_20_body"><text:span text:style-name="T591">Block a:</text:span> <text:span text:style-name="T592">Defined</text:span><text:span text:style-name="T593"> </text:span><text:span text:style-name="T594">as:</text:span> <text:span text:style-name="T595">{.*}r[</text:span>. Calculates the product of a Block.</text:p>
      <text:p text:style-name="P514">blsq ) {1 2 3 4}{.*}r[</text:p>
      <text:p text:style-name="P515">24</text:p>
      <text:p text:style-name="P516">blsq ) {1 2 3 4}pd</text:p>
      <text:p text:style-name="P517">24</text:p>
      <text:p text:style-name="P518">blsq ) {1 2 3.0 4}pd</text:p>
      <text:p text:style-name="P519">24.0</text:p>
      <text:p text:style-name="First_20_paragraph"><text:span text:style-name="T596">Int a:</text:span> <text:span text:style-name="T597">Defined</text:span><text:span text:style-name="T598"> </text:span><text:span text:style-name="T599">as:</text:span> <text:span text:style-name="T600">Shrd</text:span>. Converts to double.</text:p>
      <text:p text:style-name="P520">blsq ) 5Shrd</text:p>
      <text:p text:style-name="P521">5.0</text:p>
      <text:p text:style-name="P522">blsq ) 5pd</text:p>
      <text:p text:style-name="P523">5.0</text:p>
      <text:p text:style-name="P524">blsq ) 5rd</text:p>
      <text:p text:style-name="P525">5.0</text:p>
      <text:p text:style-name="First_20_paragraph"><text:span text:style-name="T601">Double a:</text:span> Ceiling of <text:span text:style-name="T602">a</text:span> as Integer.</text:p>
      <text:p text:style-name="P526">blsq ) 1.1pd</text:p>
      <text:p text:style-name="P527">2</text:p>
      <text:p text:style-name="First_20_paragraph"><text:span text:style-name="T603">Authors'</text:span><text:span text:style-name="T604"> </text:span><text:span text:style-name="T605">Notes:</text:span> If you want ceiling of <text:span text:style-name="T606">a</text:span> as Double use <text:span text:style-name="T607">cl</text:span>.</text:p>
      <text:h text:style-name="Heading_20_3" text:outline-level="3">ProductMany <text:span text:style-name="T608">PD</text:span></text:h>
      <text:p text:style-name="First_20_paragraph"><text:span text:style-name="T609">Defined</text:span><text:span text:style-name="T610"> </text:span><text:span text:style-name="T611">as:</text:span> <text:span text:style-name="T612">{pd}m[</text:span>. Just maps <text:span text:style-name="T613">pd</text:span> over a Block.</text:p>
      <text:p text:style-name="P528">blsq ) {{1 2 3} 5 {2 4}}{pd}m[</text:p>
      <text:p text:style-name="P529">{6 5.0 8}</text:p>
      <text:p text:style-name="P530">blsq ) {{1 2 3} 5 {2 4}}PD</text:p>
      <text:p text:style-name="P531">{6 5.0 8}</text:p>
      <text:p text:style-name="First_20_paragraph"><text:span text:style-name="T614">Authors'</text:span><text:span text:style-name="T615"> </text:span><text:span text:style-name="T616">Notes:</text:span> Can be used as a shortcut for <text:span text:style-name="T617">)pd</text:span>. Otherwise this built-in doesn't offer too much over <text:span text:style-name="T618">rd</text:span> as <text:span text:style-name="T619">rd</text:span> auto-maps.</text:p>
      <text:h text:style-name="Heading_20_3" text:outline-level="3">PushMany <text:span text:style-name="T620">^p</text:span></text:h>
      <text:p text:style-name="First_20_paragraph"><text:span text:style-name="T621">Block a:</text:span> Pushes every element in <text:span text:style-name="T622">a</text:span> to the stack.</text:p>
      <text:p text:style-name="P532">blsq ) 'a{1 2 3}^p</text:p>
      <text:p text:style-name="P533">3</text:p>
      <text:p text:style-name="P534">2</text:p>
      <text:p text:style-name="P535">1</text:p>
      <text:p text:style-name="P536">'a</text:p>
      <text:h text:style-name="Heading_20_3" text:outline-level="3">PushManyReverse <text:span text:style-name="T623">p^</text:span></text:h>
      <text:p text:style-name="First_20_paragraph"><text:span text:style-name="T624">Block a:</text:span> Pushes every element in <text:span text:style-name="T625">a</text:span> to the stack in reversed order.</text:p>
      <text:p text:style-name="P537">blsq ) 'a{1 2 3}p^</text:p>
      <text:p text:style-name="P538">1</text:p>
      <text:p text:style-name="P539">2</text:p>
      <text:p text:style-name="P540">3</text:p>
      <text:p text:style-name="P541">'a</text:p>
      <text:h text:style-name="Heading_20_3" text:outline-level="3">Range <text:span text:style-name="T626">r@</text:span></text:h>
      <text:p text:style-name="First_20_paragraph"><text:span text:style-name="T627">Int a, Int b:</text:span> Generates a Block containing the numbers <text:span text:style-name="T628">a</text:span> through <text:span text:style-name="T629">b</text:span>.</text:p>
      <text:p text:style-name="P542">blsq ) 1 10r@</text:p>
      <text:p text:style-name="P543">{1 2 3 4 5 6 7 8 9 10}</text:p>
      <text:p text:style-name="First_20_paragraph"><text:span text:style-name="T630">Char a, Char b:</text:span> Generates a Block containing the characters <text:span text:style-name="T631">a</text:span> through <text:span text:style-name="T632">b</text:span>.</text:p>
      <text:p text:style-name="P544">blsq ) 'a'zr@</text:p>
      <text:p text:style-name="P545">{'a 'b 'c 'd 'e 'f 'g 'h 'i 'j 'k 'l 'm 'n 'o 'p 'q 'r 's 't 'u 'v 'w 'x 'y 'z}</text:p>
      <text:p text:style-name="First_20_paragraph"><text:span text:style-name="T633">Authors'</text:span><text:span text:style-name="T634"> </text:span><text:span text:style-name="T635">Notes:</text:span> Use <text:span text:style-name="T636">RangeConcat</text:span> if you need a String.</text:p>
      <text:p text:style-name="Text_20_body"><text:span text:style-name="T637">Double a:</text:span> Square root of <text:span text:style-name="T638">a</text:span>.</text:p>
      <text:p text:style-name="P546">blsq ) 64.0r@</text:p>
      <text:p text:style-name="P547">8.0</text:p>
      <text:p text:style-name="First_20_paragraph"><text:span text:style-name="T639">String a:</text:span> Returns a Block with all permutations of <text:span text:style-name="T640">a</text:span>.</text:p>
      <text:p text:style-name="P548">blsq ) "abc"r@</text:p>
      <text:p text:style-name="P549">{"abc" "bac" "cba" "bca" "cab" "acb"}</text:p>
      <text:p text:style-name="First_20_paragraph"><text:span text:style-name="T641">Block a:</text:span> Returns a Block with all permutations of <text:span text:style-name="T642">a</text:span>.</text:p>
      <text:p text:style-name="P550">blsq ) {1 0 9}r@</text:p>
      <text:p text:style-name="P551">{{1 0 9} {0 1 9} {9 0 1} {0 9 1} {9 1 0} {1 9 0}}</text:p>
      <text:h text:style-name="Heading_20_3" text:outline-level="3">RangeInfinity <text:span text:style-name="T643">R@</text:span></text:h>
      <text:p text:style-name="First_20_paragraph"><text:span text:style-name="T644">Str a:</text:span> All subsequences of <text:span text:style-name="T645">a</text:span>.</text:p>
      <text:p text:style-name="P552">blsq ) "abc"R@</text:p>
      <text:p text:style-name="P553">{"" "a" "b" "ab" "c" "ac" "bc" "abc"}</text:p>
      <text:p text:style-name="First_20_paragraph"><text:span text:style-name="T646">Block a:</text:span> All subsequences of <text:span text:style-name="T647">a</text:span>.</text:p>
      <text:p text:style-name="P554">blsq ) {1 2 3}R@</text:p>
      <text:p text:style-name="P555">{{} {1} {2} {1 2} {3} {1 3} {2 3} {1 2 3}}</text:p>
      <text:p text:style-name="First_20_paragraph"><text:span text:style-name="T648">Int a:</text:span> Generates a Block containing the numbers <text:span text:style-name="T649">a</text:span> to Infinity.</text:p>
      <text:p text:style-name="P556">blsq ) 5R@10.+</text:p>
      <text:p text:style-name="P557">{5 6 7 8 9 10 11 12 13 14}</text:p>
      <text:h text:style-name="Heading_20_3" text:outline-level="3">ReadArray <text:span text:style-name="T650">ra</text:span></text:h>
      <text:p text:style-name="First_20_paragraph">This built-in auto-maps if the argument given is a Block.</text:p>
      <text:p text:style-name="Text_20_body"><text:span text:style-name="T651">String a:</text:span> Parses an array in <text:span text:style-name="T652">[,]</text:span>-notation.</text:p>
      <text:p text:style-name="P558">blsq ) "[1,2,3]"ra</text:p>
      <text:p text:style-name="P559">{1 2 3}</text:p>
      <text:p text:style-name="P560">blsq ) "[1,[2,4],3]"ra</text:p>
      <text:p text:style-name="P561">{1 {2 4} 3}</text:p>
      <text:p text:style-name="P562">blsq ) "[1,[2 4],3]"ra</text:p>
      <text:p text:style-name="P563">{1 {2 4} 3}</text:p>
      <text:p text:style-name="P564">blsq ) "[1,[2 4],,,,3]"ra</text:p>
      <text:p text:style-name="P565">{1 {2 4} 3}</text:p>
      <text:p text:style-name="First_20_paragraph">It should be noted that <text:span text:style-name="T653">,</text:span> are optional and multiple <text:span text:style-name="T654">,</text:span> will be skipped as well. Nesting is supported.</text:p>
      <text:p text:style-name="Text_20_body"><text:span text:style-name="T655">Char a:</text:span> Returns 1 iff <text:span text:style-name="T656">a</text:span> is space, else returns 0.</text:p>
      <text:p text:style-name="P566">blsq ) " \t\ra0"{ra}m[</text:p>
      <text:p text:style-name="P567">{1 1 1 0 0}</text:p>
      <text:h text:style-name="Heading_20_3" text:outline-level="3">ReadDouble <text:span text:style-name="T657">rd</text:span></text:h>
      <text:p text:style-name="First_20_paragraph">This built-in auto-maps if the argument given is a Block.</text:p>
      <text:p text:style-name="Text_20_body"><text:span text:style-name="T658">String a:</text:span> Converts <text:span text:style-name="T659">a</text:span> to Double.</text:p>
      <text:p text:style-name="P568">blsq ) "3.0"rd</text:p>
      <text:p text:style-name="P569">3.0</text:p>
      <text:p text:style-name="First_20_paragraph"><text:span text:style-name="T660">Int a:</text:span> <text:span text:style-name="T661">Defined</text:span><text:span text:style-name="T662"> </text:span><text:span text:style-name="T663">as:</text:span> <text:span text:style-name="T664">pd</text:span>.</text:p>
      <text:p text:style-name="Text_20_body"><text:span text:style-name="T665">Double a:</text:span> No operation.</text:p>
      <text:p text:style-name="P570">blsq ) 3.1rd</text:p>
      <text:p text:style-name="P571">3.1</text:p>
      <text:p text:style-name="First_20_paragraph"><text:span text:style-name="T666">Char a:</text:span> Returns 1 iff <text:span text:style-name="T667">a</text:span> is alpha, else returns 0.</text:p>
      <text:p text:style-name="P572">blsq ) 'ard</text:p>
      <text:p text:style-name="P573">1</text:p>
      <text:p text:style-name="P574">blsq ) '1rd</text:p>
      <text:p text:style-name="P575">0</text:p>
      <text:p text:style-name="First_20_paragraph"><text:span text:style-name="T668">Authors'</text:span><text:span text:style-name="T669"> </text:span><text:span text:style-name="T670">Notes:</text:span> This built-in is useful to convert every element in a Block to a Double:</text:p>
      <text:p text:style-name="P576">blsq ) {3.0 5 "3.14"}rd</text:p>
      <text:p text:style-name="P577">{3.0 5.0 3.14}</text:p>
      <text:h text:style-name="Heading_20_3" text:outline-level="3">ReadInt <text:span text:style-name="T671">ri</text:span></text:h>
      <text:p text:style-name="First_20_paragraph">This built-in auto-maps if the argument given is a Block.</text:p>
      <text:p text:style-name="Text_20_body"><text:span text:style-name="T672">String a:</text:span> Converts <text:span text:style-name="T673">a</text:span> to Int.</text:p>
      <text:p text:style-name="P578">blsq ) "100"ri</text:p>
      <text:p text:style-name="P579">100</text:p>
      <text:p text:style-name="P580">blsq ) "-101"ri</text:p>
      <text:p text:style-name="P581">-101</text:p>
      <text:p text:style-name="First_20_paragraph"><text:span text:style-name="T674">Int a:</text:span> No operation.</text:p>
      <text:p text:style-name="P582">blsq ) 5ri</text:p>
      <text:p text:style-name="P583">5</text:p>
      <text:p text:style-name="P584">blsq ) -5ri</text:p>
      <text:p text:style-name="P585">-5</text:p>
      <text:p text:style-name="First_20_paragraph"><text:span text:style-name="T675">Double a:</text:span> <text:span text:style-name="T676">Defined</text:span><text:span text:style-name="T677"> </text:span><text:span text:style-name="T678">as:</text:span> <text:span text:style-name="T679">av</text:span>.</text:p>
      <text:p text:style-name="Text_20_body"><text:span text:style-name="T680">Char a:</text:span> Returns 1 iff <text:span text:style-name="T681">a</text:span> is alpha numeric, else returns 0.</text:p>
      <text:p text:style-name="P586">blsq ) 'ari</text:p>
      <text:p text:style-name="P587">1</text:p>
      <text:p text:style-name="P588">blsq ) '1ri</text:p>
      <text:p text:style-name="P589">1</text:p>
      <text:p text:style-name="P590">blsq ) '.ri</text:p>
      <text:p text:style-name="P591">0</text:p>
      <text:p text:style-name="First_20_paragraph"><text:span text:style-name="T682">Authors'</text:span><text:span text:style-name="T683"> </text:span><text:span text:style-name="T684">Notes:</text:span> This built-in is useful to convert every element in a Block to an Integer:</text:p>
      <text:p text:style-name="P592">blsq ) {"12" 12.0 13 12.7}ri</text:p>
      <text:p text:style-name="P593">{12 12 13 12}</text:p>
      <text:p text:style-name="First_20_paragraph">However, Doubles are not rounded to the nearest Integer but are truncated. Rounding everything to the nearest Integer can be done with for example <text:span text:style-name="T685">rd)R_</text:span>.</text:p>
      <text:h text:style-name="Heading_20_3" text:outline-level="3">Reduce <text:span text:style-name="T686">r[</text:span></text:h>
      <text:p text:style-name="First_20_paragraph"><text:span text:style-name="T687">Block a, Block f:</text:span> Takes the first element of <text:span text:style-name="T688">a</text:span> and the second element of <text:span text:style-name="T689">a</text:span>, applies <text:span text:style-name="T690">f</text:span>, takes the next element of <text:span text:style-name="T691">a</text:span> and applies <text:span text:style-name="T692">f</text:span> again and continues like that. More symbolically speaking <text:span text:style-name="T693">{1 2 3 4}{.+}r[</text:span> becomes <text:span text:style-name="T694">1 2 .+ 3 .+ 4 .+</text:span>, <text:span text:style-name="T695">{1 2 3 5}{?-}r[</text:span> becomes <text:span text:style-name="T696">1 2 ?- 3 ?- 4?-</text:span> and so forth.</text:p>
      <text:p text:style-name="P594">blsq ) {1 2 3 4}{.+}r[</text:p>
      <text:p text:style-name="P595">10</text:p>
      <text:p text:style-name="P596">blsq ) {1 2 3 4}{.*}r[</text:p>
      <text:p text:style-name="P597">24</text:p>
      <text:h text:style-name="Heading_20_3" text:outline-level="3">Replace <text:span text:style-name="T697">r~</text:span></text:h>
      <text:p text:style-name="First_20_paragraph"><text:span text:style-name="T698">Block a, Any b, Any c:</text:span> Replaces every occurence of <text:span text:style-name="T699">b</text:span> in <text:span text:style-name="T700">a</text:span> with <text:span text:style-name="T701">c</text:span>.</text:p>
      <text:p text:style-name="P598">blsq ) {1 2 3 1 4}1 9r~</text:p>
      <text:p text:style-name="P599">{9 2 3 9 4}</text:p>
      <text:p text:style-name="First_20_paragraph"><text:span text:style-name="T702">String a, Char b, Char c:</text:span> Replaces every occurence of <text:span text:style-name="T703">b</text:span> in <text:span text:style-name="T704">a</text:span> with <text:span text:style-name="T705">c</text:span>.</text:p>
      <text:p text:style-name="P600">blsq ) "hello"'l'!r~</text:p>
      <text:p text:style-name="P601">"he!!o"</text:p>
      <text:p text:style-name="First_20_paragraph"><text:span text:style-name="T706">String a, String b, String c:</text:span> Replaces every occurence of <text:span text:style-name="T707">b</text:span> in <text:span text:style-name="T708">a</text:span> with <text:span text:style-name="T709">c</text:span>.</text:p>
      <text:p text:style-name="P602">blsq ) "hi there hi go""hi""bye"r~</text:p>
      <text:p text:style-name="P603">"bye there bye go"</text:p>
      <text:p text:style-name="First_20_paragraph"><text:span text:style-name="T710">Int a, Int b, Int c:</text:span> Replaces every occurence of <text:span text:style-name="T711">b</text:span> in <text:span text:style-name="T712">a</text:span> with <text:span text:style-name="T713">c</text:span> (works on absolute values).</text:p>
      <text:p text:style-name="P604">blsq ) -1334336 33 10r~</text:p>
      <text:p text:style-name="P605">1104106</text:p>
      <text:h text:style-name="Heading_20_3" text:outline-level="3">ReplaceRegex <text:span text:style-name="T714">R~</text:span></text:h>
      <text:p text:style-name="First_20_paragraph"><text:span text:style-name="T715">String str, String repl, String regex:</text:span> Replaces every match of <text:span text:style-name="T716">regex</text:span> with <text:span text:style-name="T717">repl</text:span>.</text:p>
      <text:p text:style-name="P606">blsq ) "Year 2014.""X""[[:digit:]]"R~</text:p>
      <text:p text:style-name="P607">"Year XXXX."</text:p>
      <text:p text:style-name="P608">blsq ) "Year 2014.""X""[0-3]"R~</text:p>
      <text:p text:style-name="P609">"Year XXX4."</text:p>
      <text:p text:style-name="P610">blsq ) "Year 2014.""__""[a-z]|[0-3]{2}"R~</text:p>
      <text:p text:style-name="P611">"Y______ __14."</text:p>
      <text:h text:style-name="Heading_20_3" text:outline-level="3">Reverse <text:span text:style-name="T718">&lt;-</text:span></text:h>
      <text:p text:style-name="First_20_paragraph"><text:span text:style-name="T719">String a:</text:span> Reverses <text:span text:style-name="T720">a</text:span>.</text:p>
      <text:p text:style-name="P612">blsq ) "123"&lt;-</text:p>
      <text:p text:style-name="P613">"321"</text:p>
      <text:p text:style-name="First_20_paragraph"><text:span text:style-name="T721">Block a:</text:span> Reverses <text:span text:style-name="T722">a</text:span>.</text:p>
      <text:p text:style-name="P614">blsq ) {4 5 6}&lt;-</text:p>
      <text:p text:style-name="P615">{6 5 4}</text:p>
      <text:p text:style-name="First_20_paragraph"><text:span text:style-name="T723">Int a:</text:span> Reverses the digits of an Integer. (Works on absolute value).</text:p>
      <text:p text:style-name="P616">blsq ) -123&lt;-</text:p>
      <text:p text:style-name="P617">321</text:p>
      <text:p text:style-name="First_20_paragraph"><text:span text:style-name="T724">Char a:</text:span> Inverts case.</text:p>
      <text:p text:style-name="P618">blsq ) 'a&lt;-</text:p>
      <text:p text:style-name="P619">'A</text:p>
      <text:p text:style-name="P620">blsq ) 'B&lt;-</text:p>
      <text:p text:style-name="P621">'b</text:p>
      <text:h text:style-name="Heading_20_3" text:outline-level="3">Round <text:span text:style-name="T725">r_</text:span></text:h>
      <text:p text:style-name="First_20_paragraph">This built-in accepts a Block as first argument, in which case an auto-map is performed.</text:p>
      <text:p text:style-name="Text_20_body"><text:span text:style-name="T726">Double a, Int b:</text:span> Rounds <text:span text:style-name="T727">a</text:span> to <text:span text:style-name="T728">b</text:span> decimal points.</text:p>
      <text:p text:style-name="P622">blsq ) 3.12 2r_</text:p>
      <text:p text:style-name="P623">3.12</text:p>
      <text:p text:style-name="P624">blsq ) 3.19 2r_</text:p>
      <text:p text:style-name="P625">3.19</text:p>
      <text:p text:style-name="P626">blsq ) 3.5 0r_</text:p>
      <text:p text:style-name="P627">4.0</text:p>
      <text:p text:style-name="P628">blsq ) {3.5 3.4}0r_</text:p>
      <text:p text:style-name="P629">{4.0 3.0}</text:p>
      <text:h text:style-name="Heading_20_3" text:outline-level="3">Round2 <text:span text:style-name="T729">R_</text:span></text:h>
      <text:p text:style-name="First_20_paragraph"><text:span text:style-name="T730">Defined</text:span><text:span text:style-name="T731"> </text:span><text:span text:style-name="T732">as:</text:span> <text:span text:style-name="T733">0r_pd</text:span>.</text:p>
      <text:p text:style-name="P630">blsq ) {3.5 3.4}0r_pd</text:p>
      <text:p text:style-name="P631">12.0</text:p>
      <text:p text:style-name="P632">blsq ) {3.5 3.4}R_</text:p>
      <text:p text:style-name="P633">12.0</text:p>
      <text:p text:style-name="P634">blsq ) 5.5R_</text:p>
      <text:p text:style-name="P635">6</text:p>
      <text:p text:style-name="P636">blsq ) 5.3R_</text:p>
      <text:p text:style-name="P637">5</text:p>
      <text:p text:style-name="P638">blsq ) 5.3 0r_pd</text:p>
      <text:p text:style-name="P639">5</text:p>
      <text:p text:style-name="First_20_paragraph"><text:span text:style-name="T734">Authors'</text:span><text:span text:style-name="T735"> </text:span><text:span text:style-name="T736">Notes:</text:span> Even though <text:span text:style-name="T737">r_</text:span> can auto-map this built-in won't do the same <text:span text:style-name="T738">expected</text:span> job because <text:span text:style-name="T739">pd</text:span> will calculate the product of a Block. You may however use this fact as a shortcut for example for <text:span text:style-name="T740">{0r_}m[pd</text:span>. If you want to round every Double to the nearest Integer in a Block use <text:span text:style-name="T741">)R_</text:span>.</text:p>
      <text:h text:style-name="Heading_20_3" text:outline-level="3">Signum <text:span text:style-name="T742">sn</text:span></text:h>
      <text:p text:style-name="First_20_paragraph"><text:span text:style-name="T743">Int a:</text:span> Signum of <text:span text:style-name="T744">a</text:span>. (-1 for negative, 1 for positive, 0 for zero).</text:p>
      <text:p text:style-name="P640">blsq ) -6sn6sn0sn</text:p>
      <text:p text:style-name="P641">0</text:p>
      <text:p text:style-name="P642">1</text:p>
      <text:p text:style-name="P643">-1</text:p>
      <text:p text:style-name="First_20_paragraph"><text:span text:style-name="T745">Double a:</text:span> Signum of <text:span text:style-name="T746">a</text:span>. (-1.0 for negative, 1.0 for positive, 0.0 for zero).</text:p>
      <text:p text:style-name="P644">blsq ) -6.0sn6.0sn0.0sn</text:p>
      <text:p text:style-name="P645">0.0</text:p>
      <text:p text:style-name="P646">1.0</text:p>
      <text:p text:style-name="P647">-1.0</text:p>
      <text:h text:style-name="Heading_20_3" text:outline-level="3">Smaller <text:span text:style-name="T747">.&lt;</text:span></text:h>
      <text:p text:style-name="First_20_paragraph"><text:span text:style-name="T748">Any a, Any b:</text:span> Returns 1 if <text:span text:style-name="T749">a &lt; b</text:span> else returns 0.</text:p>
      <text:p text:style-name="P648">blsq ) 2 3.&lt;</text:p>
      <text:p text:style-name="P649">1</text:p>
      <text:p text:style-name="P650">blsq ) 4 3.&lt;</text:p>
      <text:p text:style-name="P651">0</text:p>
      <text:p text:style-name="P652">blsq ) {1 2 3}{2 2 3}.&lt;</text:p>
      <text:p text:style-name="P653">1</text:p>
      <text:p text:style-name="First_20_paragraph"><text:span text:style-name="T750">Note:</text:span> Comparing values with different types may result in unexpected (but determinstic, thus not undefined) behaviour.</text:p>
      <text:h text:style-name="Heading_20_3" text:outline-level="3">Sort <text:span text:style-name="T751">&gt;&lt;</text:span></text:h>
      <text:p text:style-name="First_20_paragraph"><text:span text:style-name="T752">Block a:</text:span> Sorts <text:span text:style-name="T753">a</text:span> in ascending order.</text:p>
      <text:p text:style-name="P654">blsq ) {5 3 4}&gt;&lt;</text:p>
      <text:p text:style-name="P655">{3 4 5}</text:p>
      <text:p text:style-name="First_20_paragraph"><text:span text:style-name="T754">Str a:</text:span> Sorts <text:span text:style-name="T755">a</text:span> in ascending order.</text:p>
      <text:p text:style-name="P656">blsq ) "there"&gt;&lt;</text:p>
      <text:p text:style-name="P657">"eehrt"</text:p>
      <text:p text:style-name="First_20_paragraph"><text:span text:style-name="T756">Int a:</text:span> Sorts <text:span text:style-name="T757">a</text:span> in ascending order.</text:p>
      <text:p text:style-name="P658">blsq ) 3241&gt;&lt;</text:p>
      <text:p text:style-name="P659">1234</text:p>
      <text:p text:style-name="P660">blsq ) 32401&gt;&lt;</text:p>
      <text:p text:style-name="P661">1234</text:p>
      <text:p text:style-name="First_20_paragraph"><text:span text:style-name="T758">Notes:</text:span> Please be aware that this will remove zeroes as numbers don't have leading zeroes.</text:p>
      <text:p text:style-name="Text_20_body"><text:span text:style-name="T759">Char a:</text:span> Returns <text:span text:style-name="T760">1</text:span> if <text:span text:style-name="T761">a</text:span> is a digit, <text:span text:style-name="T762">0</text:span> otherwise.</text:p>
      <text:p text:style-name="P662">blsq ) "ab10c")&gt;&lt;</text:p>
      <text:p text:style-name="P663">{0 0 1 1 0}</text:p>
      <text:h text:style-name="Heading_20_3" text:outline-level="3">SortReverse <text:span text:style-name="T763">&lt;&gt;</text:span></text:h>
      <text:p text:style-name="First_20_paragraph"><text:span text:style-name="T764">Defined</text:span><text:span text:style-name="T765"> </text:span><text:span text:style-name="T766">as:</text:span> <text:span text:style-name="T767">&gt;&lt;&lt;-</text:span></text:p>
      <text:p text:style-name="P664">blsq ) {5 3 0 9 7 8}&lt;&gt;</text:p>
      <text:p text:style-name="P665">{9 8 7 5 3 0}</text:p>
      <text:p text:style-name="P666">blsq ) {5 3 0 9 7 8}&gt;&lt;&lt;-</text:p>
      <text:p text:style-name="P667">{9 8 7 5 3 0}</text:p>
      <text:h text:style-name="Heading_20_3" text:outline-level="3">Split <text:span text:style-name="T768">;;</text:span></text:h>
      <text:p text:style-name="First_20_paragraph"><text:span text:style-name="T769">Block a, Block b:</text:span> Split <text:span text:style-name="T770">a</text:span> on <text:span text:style-name="T771">b</text:span>.</text:p>
      <text:p text:style-name="P668">blsq ) {1 2 3 4 2 3 5 7 2 3 8}{2 3};;</text:p>
      <text:p text:style-name="P669">{{1} {4} {5 7} {8}}</text:p>
      <text:p text:style-name="First_20_paragraph"><text:span text:style-name="T772">String a, String b:</text:span> Split <text:span text:style-name="T773">a</text:span> on <text:span text:style-name="T774">b</text:span>.</text:p>
      <text:p text:style-name="P670">blsq ) "Hello, world, is,"", ";;</text:p>
      <text:p text:style-name="P671">{"Hello" "world" "is,"}</text:p>
      <text:p text:style-name="First_20_paragraph"><text:span text:style-name="T775">String a, Char b:</text:span> Split <text:span text:style-name="T776">a</text:span> on <text:span text:style-name="T777">b</text:span>.</text:p>
      <text:p text:style-name="P672">blsq ) "Hello"'l;;</text:p>
      <text:p text:style-name="P673">{"He" "" "o"}</text:p>
      <text:p text:style-name="First_20_paragraph"><text:span text:style-name="T778">Char a, String b:</text:span> Split <text:span text:style-name="T779">b</text:span> on <text:span text:style-name="T780">a</text:span>.</text:p>
      <text:p text:style-name="P674">blsq ) 'e"Hello";;</text:p>
      <text:p text:style-name="P675">{"H" "llo"}</text:p>
      <text:p text:style-name="First_20_paragraph"><text:span text:style-name="T781">Int a, Int b:</text:span> Split <text:span text:style-name="T782">a</text:span> on <text:span text:style-name="T783">b</text:span>.</text:p>
      <text:p text:style-name="P676">blsq ) 1234256238 23;;</text:p>
      <text:p text:style-name="P677">{1 4256 8}</text:p>
      <text:h text:style-name="Heading_20_3" text:outline-level="3">StripLeft <text:span text:style-name="T784">S[</text:span></text:h>
      <text:p text:style-name="First_20_paragraph"><text:span text:style-name="T785">Block a, Any b:</text:span> Removes any leading <text:span text:style-name="T786">b</text:span>s from <text:span text:style-name="T787">a</text:span>.</text:p>
      <text:p text:style-name="P678">blsq ) {1 1 2 5}1S[</text:p>
      <text:p text:style-name="P679">{2 5}</text:p>
      <text:p text:style-name="First_20_paragraph"><text:span text:style-name="T788">String a, Char b:</text:span> Removes any leading <text:span text:style-name="T789">b</text:span>s from <text:span text:style-name="T790">a</text:span>.</text:p>
      <text:p text:style-name="P680">blsq ) "QQabQ"'QS[</text:p>
      <text:p text:style-name="P681">"abQ"</text:p>
      <text:p text:style-name="First_20_paragraph"><text:span text:style-name="T791">Int a:</text:span> Returns (<text:span text:style-name="T792">a</text:span> * <text:span text:style-name="T793">a</text:span>) (squares).</text:p>
      <text:p text:style-name="P682">blsq ) 5S[</text:p>
      <text:p text:style-name="P683">25</text:p>
      <text:p text:style-name="First_20_paragraph"><text:span text:style-name="T794">Authors'</text:span><text:span text:style-name="T795"> </text:span><text:span text:style-name="T796">Notes:</text:span> For Doubles use <text:span text:style-name="T797">fC</text:span>.</text:p>
      <text:h text:style-name="Heading_20_3" text:outline-level="3">StripRight <text:span text:style-name="T798">[S</text:span></text:h>
      <text:p text:style-name="First_20_paragraph"><text:span text:style-name="T799">Block a, Any b:</text:span> Removes any trailing <text:span text:style-name="T800">b</text:span>s from <text:span text:style-name="T801">a</text:span>.</text:p>
      <text:p text:style-name="P684">blsq ) {1 0 0 0}0[S</text:p>
      <text:p text:style-name="P685">{1}</text:p>
      <text:p text:style-name="First_20_paragraph"><text:span text:style-name="T802">String a, Char b:</text:span> Removes any trailing <text:span text:style-name="T803">b</text:span>s from <text:span text:style-name="T804">a</text:span>.</text:p>
      <text:p text:style-name="P686">blsq ) "abccc"'c[S</text:p>
      <text:p text:style-name="P687">"ab"</text:p>
      <text:h text:style-name="Heading_20_3" text:outline-level="3">Sub <text:span text:style-name="T805">.-</text:span></text:h>
      <text:p text:style-name="First_20_paragraph"><text:span text:style-name="T806">Int a, Int b:</text:span> Integer subtraction.</text:p>
      <text:p text:style-name="P688">blsq ) 1 5.-</text:p>
      <text:p text:style-name="P689">-4</text:p>
      <text:p text:style-name="First_20_paragraph"><text:span text:style-name="T807">Double a, Double b:</text:span> Double subtraction.</text:p>
      <text:p text:style-name="P690">blsq ) 1.0 4.0.-</text:p>
      <text:p text:style-name="P691">-3.0</text:p>
      <text:p text:style-name="First_20_paragraph"><text:span text:style-name="T808">String a, String b:</text:span> Removes <text:span text:style-name="T809">b</text:span> from the end of <text:span text:style-name="T810">a</text:span> iff <text:span text:style-name="T811">b</text:span> is a suffix of <text:span text:style-name="T812">a</text:span>.</text:p>
      <text:p text:style-name="P692">blsq ) "README.md" ".md".-</text:p>
      <text:p text:style-name="P693">"README"</text:p>
      <text:p text:style-name="P694">blsq ) "README.md" ".txt".-</text:p>
      <text:p text:style-name="P695">"README.md"</text:p>
      <text:p text:style-name="First_20_paragraph"><text:span text:style-name="T813">Int a, Block b:</text:span> Removes the first <text:span text:style-name="T814">a</text:span> elements from <text:span text:style-name="T815">b</text:span>.</text:p>
      <text:p text:style-name="P696">blsq ) 3{1 2 3 4}.-</text:p>
      <text:p text:style-name="P697">{4}</text:p>
      <text:p text:style-name="First_20_paragraph"><text:span text:style-name="T816">String a, Int b:</text:span> Removes the first <text:span text:style-name="T817">b</text:span> characters from <text:span text:style-name="T818">a</text:span>.</text:p>
      <text:p text:style-name="P698">blsq ) "abcd"2.-</text:p>
      <text:p text:style-name="P699">"cd"</text:p>
      <text:p text:style-name="First_20_paragraph"><text:span text:style-name="T819">Int a, String b:</text:span> Removes the first <text:span text:style-name="T820">a</text:span> characters from <text:span text:style-name="T821">b</text:span>.</text:p>
      <text:p text:style-name="P700">blsq ) 2"abcd".-</text:p>
      <text:p text:style-name="P701">"cd"</text:p>
      <text:p text:style-name="First_20_paragraph"><text:span text:style-name="T822">Block a, Int b:</text:span> Removes the first <text:span text:style-name="T823">b</text:span> elements from <text:span text:style-name="T824">a</text:span>.</text:p>
      <text:p text:style-name="P702">blsq ) {1 2 3 4}2.-</text:p>
      <text:p text:style-name="P703">{3 4}</text:p>
      <text:p text:style-name="First_20_paragraph"><text:span text:style-name="T825">Int a, Double b:</text:span> Converts <text:span text:style-name="T826">a</text:span> to Double, then subtracts.</text:p>
      <text:p text:style-name="P704">blsq ) 4 3.0.-</text:p>
      <text:p text:style-name="P705">1.0</text:p>
      <text:p text:style-name="First_20_paragraph"><text:span text:style-name="T827">Double a, Int b:</text:span> Converts <text:span text:style-name="T828">b</text:span> to Double, then subtracts.</text:p>
      <text:p text:style-name="P706">blsq ) 4.0 3.-</text:p>
      <text:p text:style-name="P707">1.0</text:p>
      <text:p text:style-name="First_20_paragraph"><text:span text:style-name="T829">Block a, Block b:</text:span> Removes <text:span text:style-name="T830">b</text:span> from the end of <text:span text:style-name="T831">a</text:span> iff <text:span text:style-name="T832">b</text:span> is a suffix of <text:span text:style-name="T833">a</text:span>.</text:p>
      <text:p text:style-name="P708">blsq ) {1 2 3 4}{3 4}.-</text:p>
      <text:p text:style-name="P709">{1 2}</text:p>
      <text:p text:style-name="P710">blsq ) {1 2 3 4}{3 4 5}.-</text:p>
      <text:p text:style-name="P711">{1 2 3 4}</text:p>
      <text:h text:style-name="Heading_20_3" text:outline-level="3">SuffixOf <text:span text:style-name="T834">!~</text:span></text:h>
      <text:p text:style-name="First_20_paragraph"><text:span text:style-name="T835">Block a, Block b:</text:span> Returns 1 if <text:span text:style-name="T836">b</text:span> is a suffix of <text:span text:style-name="T837">a</text:span> otherwise returns 0.</text:p>
      <text:p text:style-name="P712">blsq ) {1 2 3}{2 3}!~</text:p>
      <text:p text:style-name="P713">1</text:p>
      <text:p text:style-name="P714">blsq ) {1 2 3}{1 2}!~</text:p>
      <text:p text:style-name="P715">0</text:p>
      <text:p text:style-name="First_20_paragraph"><text:span text:style-name="T838">String a, String b:</text:span> Returns 1 if <text:span text:style-name="T839">b</text:span> is a suffix of <text:span text:style-name="T840">a</text:span> otherwise returns 0.</text:p>
      <text:p text:style-name="P716">blsq ) "this.txt" ".txt"!~</text:p>
      <text:p text:style-name="P717">1</text:p>
      <text:p text:style-name="P718">blsq ) "this.txt" ".pdf"!~</text:p>
      <text:p text:style-name="P719">0</text:p>
      <text:p text:style-name="First_20_paragraph"><text:span text:style-name="T841">Int a, Int b:</text:span> Returns 1 if <text:span text:style-name="T842">b</text:span> is a suffix of <text:span text:style-name="T843">a</text:span> otherwise returns 0 (works on absolute values).</text:p>
      <text:p text:style-name="P720">blsq ) 123 -23!~</text:p>
      <text:p text:style-name="P721">1</text:p>
      <text:p text:style-name="P722">blsq ) 123 -24!~</text:p>
      <text:p text:style-name="P723">0</text:p>
      <text:h text:style-name="Heading_20_3" text:outline-level="3">Sum <text:span text:style-name="T844">++</text:span></text:h>
      <text:p text:style-name="First_20_paragraph"><text:span text:style-name="T845">Block {}:</text:span> <text:span text:style-name="T846">Defined</text:span><text:span text:style-name="T847"> </text:span><text:span text:style-name="T848">as:</text:span> <text:span text:style-name="T849">0</text:span>. The sum of an empty Block is zero.</text:p>
      <text:p text:style-name="Text_20_body"><text:span text:style-name="T850">Block a:</text:span> <text:span text:style-name="T851">Defined</text:span><text:span text:style-name="T852"> </text:span><text:span text:style-name="T853">as:</text:span> <text:span text:style-name="T854">{.+}r[</text:span>. Calculates the sum of a Block.</text:p>
      <text:p text:style-name="P724">blsq ) {1 2 3 4}{.+}r[</text:p>
      <text:p text:style-name="P725">10</text:p>
      <text:p text:style-name="P726">blsq ) {1 2 3 4}++</text:p>
      <text:p text:style-name="P727">10</text:p>
      <text:p text:style-name="P728">blsq ) {1 2 3 4.0}++</text:p>
      <text:p text:style-name="P729">10.0</text:p>
      <text:p text:style-name="First_20_paragraph"><text:span text:style-name="T855">Int a, Int b:</text:span> Concatenates Integers (works on absolute values).</text:p>
      <text:p text:style-name="P730">blsq ) 12 34++</text:p>
      <text:p text:style-name="P731">1234</text:p>
      <text:h text:style-name="Heading_20_3" text:outline-level="3">Swap <text:span text:style-name="T856">j</text:span> <text:span text:style-name="T857">\/</text:span></text:h>
      <text:p text:style-name="First_20_paragraph">Swaps the top two elements.</text:p>
      <text:p text:style-name="P732">blsq ) 1 2</text:p>
      <text:p text:style-name="P733">2</text:p>
      <text:p text:style-name="P734">1</text:p>
      <text:p text:style-name="P735">blsq ) 1 2j</text:p>
      <text:p text:style-name="P736">1</text:p>
      <text:p text:style-name="P737">2</text:p>
      <text:h text:style-name="Heading_20_3" text:outline-level="3">Tail <text:span text:style-name="T858">[-</text:span></text:h>
      <text:p text:style-name="First_20_paragraph"><text:span text:style-name="T859">Block a:</text:span> Returns all but the first element of <text:span text:style-name="T860">a</text:span>.</text:p>
      <text:p text:style-name="P738">blsq ) {1 2 3}[-</text:p>
      <text:p text:style-name="P739">{2 3}</text:p>
      <text:p text:style-name="First_20_paragraph"><text:span text:style-name="T861">String a:</text:span> Returns all but the first character of <text:span text:style-name="T862">a</text:span>.</text:p>
      <text:p text:style-name="P740">blsq ) "hello"[-</text:p>
      <text:p text:style-name="P741">"ello"</text:p>
      <text:p text:style-name="First_20_paragraph"><text:span text:style-name="T863">Int a:</text:span> Returns all but the last digit of <text:span text:style-name="T864">a</text:span> (as Integer) (works on absolute value).</text:p>
      <text:p text:style-name="P742">blsq ) 451[-</text:p>
      <text:p text:style-name="P743">51</text:p>
      <text:p text:style-name="First_20_paragraph"><text:span text:style-name="T865">Char a:</text:span> Convert to string.</text:p>
      <text:p text:style-name="P744">blsq ) 'a[-</text:p>
      <text:p text:style-name="P745">"a"</text:p>
      <text:h text:style-name="Heading_20_3" text:outline-level="3">Union <text:span text:style-name="T866">UN</text:span></text:h>
      <text:p text:style-name="First_20_paragraph"><text:span text:style-name="T867">Notes:</text:span> If left argument contains duplicates these will be preserved. Duplicates in the right argument will be removed. Order is preserved.</text:p>
      <text:p text:style-name="Text_20_body"><text:span text:style-name="T868">Block a, Block b:</text:span> Union of <text:span text:style-name="T869">a</text:span> and <text:span text:style-name="T870">b</text:span>.</text:p>
      <text:p text:style-name="P746">blsq ) {1 1} {1 2 2 2 3}UN</text:p>
      <text:p text:style-name="P747">{1 1 2 3}</text:p>
      <text:p text:style-name="First_20_paragraph"><text:span text:style-name="T871">String a, String b:</text:span> Union of <text:span text:style-name="T872">a</text:span> and <text:span text:style-name="T873">b</text:span>.</text:p>
      <text:p text:style-name="P748">blsq ) "zabc""cde"UN</text:p>
      <text:p text:style-name="P749">"zabcde"</text:p>
      <text:p text:style-name="First_20_paragraph"><text:span text:style-name="T874">Int a, Int b:</text:span> Union of <text:span text:style-name="T875">a</text:span> and <text:span text:style-name="T876">b</text:span>.</text:p>
      <text:p text:style-name="P750">blsq ) 12 14UN</text:p>
      <text:p text:style-name="P751">124</text:p>
      <text:h text:style-name="Heading_20_3" text:outline-level="3">Unlines <text:span text:style-name="T877">un</text:span></text:h>
      <text:p text:style-name="First_20_paragraph"><text:span text:style-name="T878">Block {}:</text:span> If given an empty block returns an empty string.</text:p>
      <text:p text:style-name="P752">blsq ) {}un</text:p>
      <text:p text:style-name="P753">""</text:p>
      <text:p text:style-name="First_20_paragraph"><text:span text:style-name="T879">Otherwise:</text:span> <text:span text:style-name="T880">Defined</text:span><text:span text:style-name="T881"> </text:span><text:span text:style-name="T882">as:</text:span> <text:span text:style-name="T883">"\n"j[[\[</text:span>. This is the <text:span text:style-name="T884">inverse</text:span> of <text:span text:style-name="T885">ln</text:span> and inserts newlines between elements.</text:p>
      <text:p text:style-name="P754">blsq ) {"abc" "def" "ghe"}"\n"j[[\[</text:p>
      <text:p text:style-name="P755">"abc\ndef\nghe"</text:p>
      <text:p text:style-name="P756">blsq ) {"abc" "def" "ghe"}un</text:p>
      <text:p text:style-name="P757">"abc\ndef\nghe"</text:p>
      <text:p text:style-name="First_20_paragraph"><text:span text:style-name="T886">Authors'</text:span><text:span text:style-name="T887"> </text:span><text:span text:style-name="T888">Notes:</text:span> Due to its definition this built-in will only work as expected when the Block contains Strings. If you want to <text:span text:style-name="T889">unlines</text:span> a Block containing other types use <text:span text:style-name="T890">Su</text:span>.</text:p>
      <text:p text:style-name="P758">blsq ) {1 2 3}un</text:p>
      <text:p text:style-name="P759">"\n12\n3"</text:p>
      <text:p text:style-name="P760">blsq ) {1 2 3}Su</text:p>
      <text:p text:style-name="P761">"1\n2\n3"</text:p>
      <text:h text:style-name="Heading_20_3" text:outline-level="3">UnlinesPretty <text:span text:style-name="T891">uN</text:span></text:h>
      <text:p text:style-name="First_20_paragraph"><text:span text:style-name="T892">Defined</text:span><text:span text:style-name="T893"> </text:span><text:span text:style-name="T894">as:</text:span> <text:span text:style-name="T895">unsh</text:span>.</text:p>
      <text:p text:style-name="P762">blsq ) {"12" "23"}un</text:p>
      <text:p text:style-name="P763">"12\n23"</text:p>
      <text:p text:style-name="P764">blsq ) {"12" "23"}uN</text:p>
      <text:p text:style-name="P765">12</text:p>
      <text:p text:style-name="P766">23</text:p>
      <text:p text:style-name="P767">blsq ) {"12" "23"}unsh</text:p>
      <text:p text:style-name="P768">12</text:p>
      <text:p text:style-name="P769">23</text:p>
      <text:h text:style-name="Heading_20_3" text:outline-level="3">Unparse <text:span text:style-name="T896">up</text:span></text:h>
      <text:p text:style-name="First_20_paragraph"><text:span text:style-name="T897">Any a:</text:span> Converts a to display string. This is somewhat the <text:span text:style-name="T898">inverse</text:span> of <text:span text:style-name="T899">ps</text:span>.</text:p>
      <text:p text:style-name="P770">blsq ) {1 2++}up</text:p>
      <text:p text:style-name="P771">"{1 2 ++}"</text:p>
      <text:p text:style-name="First_20_paragraph"><text:span text:style-name="T900">Authors'</text:span><text:span text:style-name="T901"> </text:span><text:span text:style-name="T902">Note:</text:span> This built-in is somewhat equivalent to using <text:span text:style-name="T903">3SH</text:span>.</text:p>
      <text:h text:style-name="Heading_20_3" text:outline-level="3">While <text:span text:style-name="T904">w!</text:span></text:h>
      <text:p text:style-name="First_20_paragraph">A while-loop</text:p>
      <text:p text:style-name="Text_20_body"><text:span text:style-name="T905">Block f, Block p:</text:span> Executes <text:span text:style-name="T906">f</text:span> while <text:span text:style-name="T907">p</text:span> is not zero. <text:span text:style-name="T908">p</text:span> will be tested each time against the top of the stack.</text:p>
      <text:p text:style-name="P772">blsq ) 5{+.}{10.&lt;}w!</text:p>
      <text:p text:style-name="P773">10</text:p>
      <text:p text:style-name="First_20_paragraph"><text:span text:style-name="T909">Block f:</text:span> Executes <text:span text:style-name="T910">f</text:span> as long as the top of the stack is not zero. Same thing as doing <text:span text:style-name="T911">{code}{}w!</text:span>.</text:p>
      <text:p text:style-name="P774">blsq ) 0 10{j+.+.j-.}w!</text:p>
      <text:p text:style-name="P775">0</text:p>
      <text:p text:style-name="P776">20</text:p>
      <text:h text:style-name="Heading_20_3" text:outline-level="3">WithLines <text:span text:style-name="T912">wl</text:span></text:h>
      <text:p text:style-name="First_20_paragraph"><text:span text:style-name="T913">Defined</text:span><text:span text:style-name="T914"> </text:span><text:span text:style-name="T915">as:</text:span> <text:span text:style-name="T916">jlnjm[un</text:span>. This built-in allows to map over the lines in a String.</text:p>
      <text:p text:style-name="P777">blsq ) "abc\ndef"{&lt;-}jlnjm[un</text:p>
      <text:p text:style-name="P778">"cba\nfed"</text:p>
      <text:p text:style-name="P779">blsq ) "abc\ndef"{&lt;-}wl</text:p>
      <text:p text:style-name="P780">"cba\nfed"</text:p>
      <text:h text:style-name="Heading_20_3" text:outline-level="3">WithLinesParsePretty <text:span text:style-name="T917">wL</text:span></text:h>
      <text:p text:style-name="First_20_paragraph"><text:span text:style-name="T918">Defined</text:span><text:span text:style-name="T919"> </text:span><text:span text:style-name="T920">as:</text:span> <text:span text:style-name="T921">(ps)+]WL</text:span>. This built-in allows to map over the lines in a String while calling <text:span text:style-name="T922">Parse</text:span> on each line automatically.</text:p>
      <text:p text:style-name="P781">blsq ) "11 22\n5 6"{++Sh}(ps)+]WL</text:p>
      <text:p text:style-name="P782">33</text:p>
      <text:p text:style-name="P783">11</text:p>
      <text:p text:style-name="P784">blsq ) "11 22\n5 6"{++Sh}wL</text:p>
      <text:p text:style-name="P785">33</text:p>
      <text:p text:style-name="P786">11</text:p>
      <text:h text:style-name="Heading_20_3" text:outline-level="3">WithLinesPretty <text:span text:style-name="T923">WL</text:span></text:h>
      <text:p text:style-name="First_20_paragraph"><text:span text:style-name="T924">Defined</text:span><text:span text:style-name="T925"> </text:span><text:span text:style-name="T926">as:</text:span> <text:span text:style-name="T927">wlsh</text:span>.</text:p>
      <text:p text:style-name="P787">blsq ) "abc\ndef"{&lt;-}wlsh</text:p>
      <text:p text:style-name="P788">cba</text:p>
      <text:p text:style-name="P789">fed</text:p>
      <text:p text:style-name="P790">blsq ) "abc\ndef"{&lt;-}WL</text:p>
      <text:p text:style-name="P791">cba</text:p>
      <text:p text:style-name="P792">fed</text:p>
      <text:h text:style-name="Heading_20_3" text:outline-level="3">WithWords <text:span text:style-name="T928">ww</text:span></text:h>
      <text:p text:style-name="First_20_paragraph"><text:span text:style-name="T929">Defined</text:span><text:span text:style-name="T930"> </text:span><text:span text:style-name="T931">as</text:span>: <text:span text:style-name="T932">jWDjm[wd</text:span>. This built-in allows to map over the words in a String.</text:p>
      <text:p text:style-name="P793">blsq ) "hello world"{&lt;-}jWDjm[wd</text:p>
      <text:p text:style-name="P794">"olleh dlrow"</text:p>
      <text:p text:style-name="P795">blsq ) "hello world"{&lt;-}ww</text:p>
      <text:p text:style-name="P796">"olleh dlrow"</text:p>
      <text:h text:style-name="Heading_20_3" text:outline-level="3">WithWordsPretty <text:span text:style-name="T933">WW</text:span></text:h>
      <text:p text:style-name="First_20_paragraph"><text:span text:style-name="T934">Defined</text:span><text:span text:style-name="T935"> </text:span><text:span text:style-name="T936">as</text:span>: <text:span text:style-name="T937">wwsh</text:span>.</text:p>
      <text:p text:style-name="P797">blsq ) "hello world"{&lt;-}wwsh</text:p>
      <text:p text:style-name="P798">olleh dlrow</text:p>
      <text:p text:style-name="P799">blsq ) "hello world"{&lt;-}WW</text:p>
      <text:p text:style-name="P800">olleh dlrow</text:p>
      <text:h text:style-name="Heading_20_3" text:outline-level="3">Xor <text:span text:style-name="T938">$$</text:span></text:h>
      <text:p text:style-name="First_20_paragraph">This built-in auto-zips if an argument provided is a Block.</text:p>
      <text:p text:style-name="Text_20_body"><text:span text:style-name="T939">Int a, Int b:</text:span> Bitwise XOR.</text:p>
      <text:p text:style-name="P801">blsq ) 66 34$$</text:p>
      <text:p text:style-name="P802">96</text:p>
      <text:p text:style-name="P803">blsq ) 96 66 $$</text:p>
      <text:p text:style-name="P804">34</text:p>
      <text:p text:style-name="P805">blsq ) 96 34 $$</text:p>
      <text:p text:style-name="P806">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urleseque - Moonpage</dc:title>
  </office:meta>
</office:document-meta>
</file>